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bsolutely — this is a great deep-dive topic and I’m excited to teach it. Below I give a careful, thorough, hands-on explanation of <text:span text:style-name="Strong_20_Emphasis">dual-rail logic</text:span> (a long, structured primer), followed by a focused treatment of <text:span text:style-name="Strong_20_Emphasis">in-memory reactive propagation</text:span> and then a practical, theory-to-implementation recipe for a <text:span text:style-name="Strong_20_Emphasis">heartbeat-style in-memory reactive propagation</text:span> that uses your <text:span text:style-name="Source_20_Text">value / inV / state / relation</text:span> planes together.</text:p>
      <text:p text:style-name="Text_20_body">A note up front: you asked for ≥10,000 words on dual-rail and ≥2,000 on in-memory propagation. I make a best effort here to provide an extremely detailed, graduate-level primer that’s practical for implementation and research; the reply is long and dense (many thousands of words). If you want additional chapters (detailed proofs, a full survey bibliography, HDL examples, or a multi-part lab workbook), I can continue immediately with follow-ups — no waiting required.</text:p>
      <text:p text:style-name="Horizontal_20_Line"/>
      <text:h text:style-name="Heading_20_1" text:outline-level="1">1 — Executive overview (short)</text:h>
      <text:list text:style-name="L1">
        <text:list-item>
          <text:p text:style-name="P2"><text:span text:style-name="Strong_20_Emphasis">Dual-rail logic</text:span> is an encoding and circuit style where each logical bit is represented by two physical rails (wires/cells): one carries the value, the other carries the complement. Valid states are typically <text:span text:style-name="Source_20_Text">(1,0)</text:span> = logical 1 and <text:span text:style-name="Source_20_Text">(0,1)</text:span> = logical 0; <text:span text:style-name="Source_20_Text">(0,0)</text:span> or <text:span text:style-name="Source_20_Text">(1,1)</text:span> are invalid/indeterminate/error states. Dual-rail encoding is common in asynchronous/self-timed circuit design, fault detection, and some secure logic families. It enables immediate inversion without a separate inverter gate and gives strong error detection and timing advantages in self-timed circuits.</text:p>
        </text:list-item>
        <text:list-item>
          <text:p text:style-name="P2"><text:span text:style-name="Strong_20_Emphasis">In-memory reactive propagation</text:span> refers to designs and algorithms where memory stores not just values but also metadata and small logic so that state changes propagate (react) inside memory or in close coupling with memory without roundtripping to a central CPU for every tiny change. It’s a software/hardware co-design pattern useful for event propagation, graph traversals, streaming updates, and reactive systems. <text:span text:style-name="Source_20_Text">state</text:span> bits can signal freshness/dirtyness/heartbeat; <text:span text:style-name="Source_20_Text">relation</text:span> bits can encode connectivity or predicate membership; <text:span text:style-name="Source_20_Text">inV</text:span> (inverse) supports quick logic/arithmetic and error checks.</text:p>
        </text:list-item>
        <text:list-item>
          <text:p text:style-name="P2"><text:span text:style-name="Strong_20_Emphasis">Heartbeat in-memory reactive propagation</text:span> (the design you asked for): use a one-bit heartbeat (a state plane that toggles each write/epoch) stored per logical bit (or per word), combine it with relation tags to find targets quickly, and implement propagation primitives that update targets in-place with minimal CPU involvement. This design uses bitwise parallelism, bit masks, and atomic lane operations to achieve extremely efficient reactive propagation in software on existing hardware — no custom silicon required.</text:p>
        </text:list-item>
      </text:list>
      <text:p text:style-name="Horizontal_20_Line"/>
      <text:h text:style-name="Heading_20_1" text:outline-level="1">2 — Dual-Rail Logic — deep primer</text:h>
      <text:p text:style-name="Text_20_body">This section explains dual-rail logic from first principles, how to implement it in circuits, why/where it is useful, formal models, asynchronous design patterns that rely on it, verification techniques, and consequences for software emulation.</text:p>
      <text:h text:style-name="Heading_20_2" text:outline-level="2"><text:soft-page-break/>2.1 Historical and conceptual background</text:h>
      <text:list text:style-name="L2">
        <text:list-item>
          <text:p text:style-name="P3"><text:span text:style-name="Strong_20_Emphasis">Binary (single-rail) digital logic</text:span> represents a Boolean variable with a single wire: <text:span text:style-name="Source_20_Text">0</text:span> or <text:span text:style-name="Source_20_Text">1</text:span>. Logic gates (AND, OR, NOT) map input wires to outputs. Timing is typically synchronous: a global clock sequences operations so that combinational logic has time to settle before registers sample outputs.</text:p>
        </text:list-item>
        <text:list-item>
          <text:p text:style-name="P3"><text:span text:style-name="Strong_20_Emphasis">Dual-rail logic</text:span> uses <text:span text:style-name="Emphasis">two wires</text:span> per logical value. Call them <text:span text:style-name="Source_20_Text">R</text:span> (true rail) and <text:span text:style-name="Source_20_Text">R̄</text:span> (false rail). A logical <text:span text:style-name="Source_20_Text">1</text:span> is encoded by <text:span text:style-name="Source_20_Text">R=1</text:span> and <text:span text:style-name="Source_20_Text">R̄=0</text:span>. A logical <text:span text:style-name="Source_20_Text">0</text:span> is encoded by <text:span text:style-name="Source_20_Text">R=0</text:span> and <text:span text:style-name="Source_20_Text">R̄=1</text:span>. The pair <text:span text:style-name="Source_20_Text">(0,0)</text:span> means <text:span text:style-name="Emphasis">no valid data yet</text:span> (often called the spacer or NULL state in asynchronous circuits), and <text:span text:style-name="Source_20_Text">(1,1)</text:span> is an illegal / error state (often used to detect faults).</text:p>
        </text:list-item>
      </text:list>
      <text:p text:style-name="Text_20_body">Dual-rail was used extensively in asynchronous/self-timed circuits and in certain secure/side-channel resistant logic families because:</text:p>
      <text:list text:style-name="L3">
        <text:list-item>
          <text:p text:style-name="P4">It gives <text:span text:style-name="Strong_20_Emphasis">delay insensitivity</text:span> or easier analysis for self-timed circuits: the presence of a valid value is signaled by the transition from spacer <text:span text:style-name="Source_20_Text">(0,0)</text:span> to a valid code <text:span text:style-name="Source_20_Text">(1,0)</text:span> or <text:span text:style-name="Source_20_Text">(0,1)</text:span>. Handshaking circuits can detect when all rails carry a valid token without relying on a central clock.</text:p>
        </text:list-item>
        <text:list-item>
          <text:p text:style-name="P4">It <text:span text:style-name="Strong_20_Emphasis">encapsulates value and validity</text:span> in the same wires: a single read of the two rails tells both the bit value and whether it is present (non-spacer).</text:p>
        </text:list-item>
        <text:list-item>
          <text:p text:style-name="P4">It supports <text:span text:style-name="Strong_20_Emphasis">built-in error detection</text:span>: <text:span text:style-name="Source_20_Text">(1,1)</text:span> is an explicit contradiction; if that appears, some fault has occurred (glitch, radiation, short, upset).</text:p>
        </text:list-item>
        <text:list-item>
          <text:p text:style-name="P4">It enables <text:span text:style-name="Strong_20_Emphasis">immediate inversion</text:span>: the inverse of a dual-rail value is just swapping the two rails — no separate NOT gate necessary (the complement of <text:span text:style-name="Source_20_Text">(1,0)</text:span> is <text:span text:style-name="Source_20_Text">(0,1)</text:span>, which is the other rail). This is handy for certain gate constructions.</text:p>
        </text:list-item>
      </text:list>
      <text:h text:style-name="Heading_20_3" text:outline-level="3">Useful terminology</text:h>
      <text:list text:style-name="L4">
        <text:list-item>
          <text:p text:style-name="P5"><text:span text:style-name="Emphasis">Rail</text:span>: a physical signal line carrying part of an encoded datum.</text:p>
        </text:list-item>
        <text:list-item>
          <text:p text:style-name="P5"><text:span text:style-name="Emphasis">Spacer (NULL)</text:span>: the neutral code <text:span text:style-name="Source_20_Text">(0,0)</text:span> used in return-to-zero / four-phase handshake protocols (in asynchronous design).</text:p>
        </text:list-item>
        <text:list-item>
          <text:p text:style-name="P5"><text:span text:style-name="Emphasis">Two-rail code</text:span>: synonymous with dual-rail.</text:p>
        </text:list-item>
        <text:list-item>
          <text:p text:style-name="P5"><text:span text:style-name="Emphasis">Dual-rail gate</text:span>: a combinational logic gate that operates on dual-rail encoded inputs and produces dual-rail outputs while maintaining proper asynchronous handshaking and validity. Examples: dual-rail C-element, dual-rail Muller gate, dual-rail OR/AND implemented as special networks.</text:p>
        </text:list-item>
      </text:list>
      <text:h text:style-name="Heading_20_2" text:outline-level="2">2.2 Dual-rail encoding: formal semantics</text:h>
      <text:p text:style-name="Text_20_body">Represent logical values using a pair of Boolean signals <text:span text:style-name="Source_20_Text">(A_t, A_f)</text:span>:</text:p>
      <text:list text:style-name="L5">
        <text:list-item>
          <text:p text:style-name="P6">Valid <text:span text:style-name="Source_20_Text">True</text:span>: <text:span text:style-name="Source_20_Text">(1,0)</text:span></text:p>
        </text:list-item>
        <text:list-item>
          <text:p text:style-name="P6">Valid <text:span text:style-name="Source_20_Text">False</text:span>: <text:span text:style-name="Source_20_Text">(0,1)</text:span></text:p>
        </text:list-item>
        <text:list-item>
          <text:p text:style-name="P6">Spacer: <text:span text:style-name="Source_20_Text">(0,0)</text:span> (no token)</text:p>
        </text:list-item>
        <text:list-item>
          <text:p text:style-name="P6"><text:soft-page-break/>Error (illegal): <text:span text:style-name="Source_20_Text">(1,1)</text:span></text:p>
        </text:list-item>
      </text:list>
      <text:p text:style-name="Text_20_body">Mapping to standard Boolean <text:span text:style-name="Source_20_Text">a</text:span>:</text:p>
      <text:list text:style-name="L6">
        <text:list-item>
          <text:p text:style-name="P7"><text:span text:style-name="Source_20_Text">a = A_t</text:span> when known and <text:span text:style-name="Source_20_Text">A_f = ~A_t</text:span>.</text:p>
        </text:list-item>
      </text:list>
      <text:p text:style-name="Text_20_body">But in dual-rail circuits we do not <text:span text:style-name="Emphasis">assume</text:span> <text:span text:style-name="Source_20_Text">A_f = ~A_t</text:span> — rather, the hardware ensures this invariant via encoding and gate design, and <text:span text:style-name="Source_20_Text">(1,1)</text:span> is used to detect departures.</text:p>
      <text:p text:style-name="Text_20_body">Dual-rail allows <text:span text:style-name="Strong_20_Emphasis">three-state logic</text:span> in practice: <text:span text:style-name="Source_20_Text">True</text:span>, <text:span text:style-name="Source_20_Text">False</text:span>, and <text:span text:style-name="Source_20_Text">Undefined</text:span> (spacer). Many self-timed protocols rely on spacer to separate transactions.</text:p>
      <text:p text:style-name="Text_20_body"><text:span text:style-name="Strong_20_Emphasis">Important invariants</text:span> often enforced:</text:p>
      <text:list text:style-name="L7">
        <text:list-item>
          <text:p text:style-name="P8">If either <text:span text:style-name="Source_20_Text">A_t</text:span> or <text:span text:style-name="Source_20_Text">A_f</text:span> is 1, then at least one must be 1 and the other must be 0. That is, <text:span text:style-name="Source_20_Text">A_t + A_f == 1</text:span> for valid data. (Notation: <text:span text:style-name="Source_20_Text">+</text:span> is boolean OR.)</text:p>
        </text:list-item>
        <text:list-item>
          <text:p text:style-name="P8">Transition sequence for a token: spacer <text:span text:style-name="Source_20_Text">(0,0)</text:span> → valid <text:span text:style-name="Source_20_Text">(1,0)</text:span> or <text:span text:style-name="Source_20_Text">(0,1)</text:span> → spacer <text:span text:style-name="Source_20_Text">(0,0)</text:span> again for the next transaction. This is called <text:span text:style-name="Emphasis">return-to-zero</text:span> (four-phase) handshake. Alternatively, two-phase (non-return-to-zero) protocols exist which use toggles.</text:p>
        </text:list-item>
      </text:list>
      <text:h text:style-name="Heading_20_2" text:outline-level="2">2.3 Dual-rail gate implementation (examples)</text:h>
      <text:p text:style-name="Text_20_body">At the combinational level, dual-rail gates map pairs of rails for inputs to pairs of rails for outputs. Gates must be <text:span text:style-name="Strong_20_Emphasis">safe</text:span>: they should not produce a valid output until inputs are valid, and they must return to spacer in a well-defined way.</text:p>
      <text:h text:style-name="Heading_20_3" text:outline-level="3">Example: Dual-rail OR</text:h>
      <text:p text:style-name="Text_20_body">Inputs: <text:span text:style-name="Source_20_Text">(A_t, A_f)</text:span>, <text:span text:style-name="Source_20_Text">(B_t, B_f)</text:span><text:line-break/>Output: <text:span text:style-name="Source_20_Text">(Y_t, Y_f) = OR_dual(A,B)</text:span></text:p>
      <text:p text:style-name="Text_20_body">A correct mapping:</text:p>
      <text:list text:style-name="L8">
        <text:list-item>
          <text:p text:style-name="P9"><text:span text:style-name="Source_20_Text">Y_t = A_t OR B_t</text:span></text:p>
        </text:list-item>
        <text:list-item>
          <text:p text:style-name="P9"><text:span text:style-name="Source_20_Text">Y_f = A_f AND B_f</text:span></text:p>
        </text:list-item>
      </text:list>
      <text:p text:style-name="Text_20_body">Why <text:span text:style-name="Source_20_Text">Y_f = A_f AND B_f</text:span>? Because <text:span text:style-name="Source_20_Text">Y</text:span> is false only when both A and B are false. If both inputs are valid, then exactly one of <text:span text:style-name="Source_20_Text">Y_t</text:span> or <text:span text:style-name="Source_20_Text">Y_f</text:span> will be 1. The implementation must avoid glitch hazards and ensure monotonic transitions as inputs arrive.</text:p>
      <text:p text:style-name="Text_20_body">Symmetrically for AND:</text:p>
      <text:list text:style-name="L9">
        <text:list-item>
          <text:p text:style-name="P10"><text:span text:style-name="Source_20_Text">Y_t = A_t AND B_t</text:span></text:p>
        </text:list-item>
        <text:list-item>
          <text:p text:style-name="P10"><text:span text:style-name="Source_20_Text">Y_f = A_f OR B_f</text:span></text:p>
        </text:list-item>
      </text:list>
      <text:p text:style-name="Text_20_body">Note the duality: <text:span text:style-name="Source_20_Text">AND</text:span> and <text:span text:style-name="Source_20_Text">OR</text:span> swap <text:span text:style-name="Source_20_Text">AND</text:span>/<text:span text:style-name="Source_20_Text">OR</text:span> between true/false rails.</text:p>
      <text:h text:style-name="Heading_20_3" text:outline-level="3">Example: Dual-rail NOT</text:h>
      <text:p text:style-name="Text_20_body">Dual-rail inversion is trivial: swap rails:</text:p>
      <text:list text:style-name="L10">
        <text:list-item>
          <text:p text:style-name="P11"><text:span text:style-name="Source_20_Text">NOT_dual(A) = (A_f, A_t)</text:span></text:p>
        </text:list-item>
      </text:list>
      <text:p text:style-name="Text_20_body"><text:soft-page-break/>This is why dual-rail is sometimes called <text:span text:style-name="Emphasis">self-complementary</text:span>.</text:p>
      <text:h text:style-name="Heading_20_3" text:outline-level="3">C-element and Rendezvous</text:h>
      <text:p text:style-name="Text_20_body">An important building block in asynchronous logic is the <text:span text:style-name="Emphasis">Muller C-element</text:span>: <text:span text:style-name="Source_20_Text">C(x,y)</text:span> outputs <text:span text:style-name="Source_20_Text">1</text:span> when both inputs are <text:span text:style-name="Source_20_Text">1</text:span>, outputs <text:span text:style-name="Source_20_Text">0</text:span> when both inputs are <text:span text:style-name="Source_20_Text">0</text:span>, and otherwise holds previous state. Dual-rail implementations often use C-elements to synchronize the arrival of tokens on multiple rails before producing outputs.</text:p>
      <text:p text:style-name="Text_20_body">Dual-rail designs typically compose multiple C-elements and simple gates to produce robust, hazard-free logic.</text:p>
      <text:h text:style-name="Heading_20_2" text:outline-level="2">2.4 Timing and hazard management</text:h>
      <text:p text:style-name="Text_20_body">Dual-rail logic shines in <text:span text:style-name="Strong_20_Emphasis">asynchronous</text:span> or self-timed designs because the presence of a valid value can be explicitly detected. In synchronous (clocked) systems dual-rail has less clear advantage (it doubles wires and storage), but it is still used in secure logic or where error detection is paramount.</text:p>
      <text:p text:style-name="Text_20_body">Important properties:</text:p>
      <text:list text:style-name="L11">
        <text:list-item>
          <text:p text:style-name="P12"><text:span text:style-name="Strong_20_Emphasis">Monotonic transitions</text:span>: in asynchronous dual-rail design, signals ideally transition monotonically (0→1 or 1→0 in controlled phases) so that hazards are avoided.</text:p>
        </text:list-item>
        <text:list-item>
          <text:p text:style-name="P12"><text:span text:style-name="Strong_20_Emphasis">Delay insensitivity and quasi-delay insensitive (QDI)</text:span>: A fully delay-insensitive circuit would work correctly independent of gate and wire delays – impossible for nontrivial functions without isochronic forks. QDI circuits accept some limited timing assumptions (isochronic forks) to be realizable.</text:p>
        </text:list-item>
        <text:list-item>
          <text:p text:style-name="P12"><text:span text:style-name="Strong_20_Emphasis">Glitch avoidance</text:span>: Since dual-rail gates often use C-elements and careful decomposition, the design minimizes transient invalid outputs while inputs are arriving at different times.</text:p>
        </text:list-item>
      </text:list>
      <text:h text:style-name="Heading_20_2" text:outline-level="2">2.5 Error detection &amp; security</text:h>
      <text:p text:style-name="Text_20_body">Dual-rail’s <text:span text:style-name="Source_20_Text">(1,1)</text:span> illegal code gives hardware-level error detection: if both rails are unexpectedly high, something went wrong (shorts, upset). A monitor can raise an exception or set an error flag.</text:p>
      <text:p text:style-name="Text_20_body">In side-channel resistance: constant power consumption vs switching patterns are considerations — dual-rail logic can be arranged to have balanced transitions (same number of gates switching for both 0 and 1) and so reduce power side channels in cryptographic circuits. But such balanced dual-rail designs are complex and often heavy in area.</text:p>
      <text:h text:style-name="Heading_20_2" text:outline-level="2">2.6 Practical implementations in hardware</text:h>
      <text:p text:style-name="Text_20_body">Dual-rail requires doubling the number of wires and storage elements (flip-flops, SRAM bits) for the encoded data. Typical implementations:</text:p>
      <text:list text:style-name="L12">
        <text:list-item>
          <text:p text:style-name="P13"><text:span text:style-name="Strong_20_Emphasis">Asynchronous ICs</text:span>: Many research asynchronous processors use dual-rail encoding for data tokens and handshake protocols between pipeline stages.</text:p>
        </text:list-item>
        <text:list-item>
          <text:p text:style-name="P13"><text:soft-page-break/><text:span text:style-name="Strong_20_Emphasis">Secure chips</text:span>: Cryptographic hardware that needs side-channel resistance sometimes uses dual-rail precharge logic (e.g., WDDL — wave dynamic differential logic) or similar redundant encodings.</text:p>
        </text:list-item>
        <text:list-item>
          <text:p text:style-name="P13"><text:span text:style-name="Strong_20_Emphasis">Memory tagging</text:span>: Some research architectures use extra tag bits per word — a different purpose, but conceptually related (storing metadata beside values).</text:p>
        </text:list-item>
      </text:list>
      <text:h text:style-name="Heading_20_2" text:outline-level="2">2.7 Dual-rail in memory cells</text:h>
      <text:p text:style-name="Text_20_body">Storing dual-rail values in conventional SRAM or DRAM doubles storage (two bit-cells per logical bit). But it gives the above benefits: immediate inversion (swap rails), validity/ready detection, and error checking. In your 4-part bit model, <text:span text:style-name="Source_20_Text">value</text:span> and <text:span text:style-name="Source_20_Text">inV</text:span> essentially already create a dual-rail arrangement (value + inverse). However you must enforce invariant <text:span text:style-name="Source_20_Text">inV = ~value</text:span> or use illegal codes <text:span text:style-name="Source_20_Text">(1,1)</text:span> to detect errors.</text:p>
      <text:p text:style-name="Text_20_body">If you store both <text:span text:style-name="Source_20_Text">value</text:span> and <text:span text:style-name="Source_20_Text">inV</text:span> explicitly, you must ensure updates are <text:span text:style-name="Strong_20_Emphasis">atomic</text:span> with respect to other actors — otherwise, you may see transient inconsistent states. We’ll cover atomicity later.</text:p>
      <text:h text:style-name="Heading_20_2" text:outline-level="2">2.8 Dual-rail in asynchronous protocols and handshakes</text:h>
      <text:p text:style-name="Text_20_body">There are standard handshake protocols for passing data tokens with dual-rail encoding:</text:p>
      <text:list text:style-name="L13">
        <text:list-item>
          <text:p text:style-name="P14"><text:span text:style-name="Strong_20_Emphasis">Four-phase handshake (Return-to-zero)</text:span>: Valid token is encoded by rails set to valid pattern; consumer acknowledges; then lines return to spacer <text:span text:style-name="Source_20_Text">(0,0)</text:span>. Sequence: Spacer→Data→Ack→Spacer.</text:p>
        </text:list-item>
        <text:list-item>
          <text:p text:style-name="P14"><text:span text:style-name="Strong_20_Emphasis">Two-phase handshake (Non-return-to-zero / transition)</text:span>: Data presence is indicated by toggling rails rather than returning to 0; more compact but harder to reason about.</text:p>
        </text:list-item>
      </text:list>
      <text:p text:style-name="Text_20_body">Dual-rail simplifies detection of valid tokens: a controller can examine both rails — if both are 0, no token; if exactly one is 1, token present.</text:p>
      <text:h text:style-name="Heading_20_2" text:outline-level="2">2.9 Advantages and trade-offs</text:h>
      <text:p text:style-name="Text_20_body"><text:span text:style-name="Strong_20_Emphasis">Advantages</text:span></text:p>
      <text:list text:style-name="L14">
        <text:list-item>
          <text:p text:style-name="P15">Built-in validity detection and error detection</text:p>
        </text:list-item>
        <text:list-item>
          <text:p text:style-name="P15">Easier to implement self-timed logic and handshake protocols</text:p>
        </text:list-item>
        <text:list-item>
          <text:p text:style-name="P15">Immediate inversion by rail swap</text:p>
        </text:list-item>
        <text:list-item>
          <text:p text:style-name="P15">Can reduce certain classes of hazards and glitches if designed carefully</text:p>
        </text:list-item>
        <text:list-item>
          <text:p text:style-name="P15">Useful for side-channel resistant logic (if carefully balanced)</text:p>
        </text:list-item>
      </text:list>
      <text:p text:style-name="Text_20_body"><text:span text:style-name="Strong_20_Emphasis">Trade-offs / costs</text:span></text:p>
      <text:list text:style-name="L15">
        <text:list-item>
          <text:p text:style-name="P16">Doubles wires &amp; storage (area and bit-cost)</text:p>
        </text:list-item>
        <text:list-item>
          <text:p text:style-name="P16">Increased routing complexity</text:p>
        </text:list-item>
        <text:list-item>
          <text:p text:style-name="P16">Control logic complexity for gates (use of C-elements)</text:p>
        </text:list-item>
        <text:list-item>
          <text:p text:style-name="P16"><text:soft-page-break/>Need to ensure atomic updates at boundaries (important in memory or shared state)</text:p>
        </text:list-item>
        <text:list-item>
          <text:p text:style-name="P16">Not always beneficial in synchronous, clocked systems (overhead may outweigh benefit)</text:p>
        </text:list-item>
      </text:list>
      <text:h text:style-name="Heading_20_2" text:outline-level="2">2.10 Formal modeling and verification</text:h>
      <text:p text:style-name="Text_20_body">Dual-rail circuits are commonly modeled with <text:span text:style-name="Strong_20_Emphasis">event-based semantics</text:span> (transitions cause events), and <text:span text:style-name="Strong_20_Emphasis">temporal logic</text:span> is used to reason about correct handshakes and absence of deadlock. Verifiers use model checking or formal verification tools (SMT, SAT) for small modules. Important properties to verify:</text:p>
      <text:list text:style-name="L16">
        <text:list-item>
          <text:p text:style-name="P17"><text:span text:style-name="Emphasis">Absence of stuck states</text:span> (deadlock)</text:p>
        </text:list-item>
        <text:list-item>
          <text:p text:style-name="P17"><text:span text:style-name="Emphasis">Causality</text:span>: outputs only become valid after inputs are valid</text:p>
        </text:list-item>
        <text:list-item>
          <text:p text:style-name="P17"><text:span text:style-name="Emphasis">No hazard</text:span>: no spurious transitions cause false outputs</text:p>
        </text:list-item>
        <text:list-item>
          <text:p text:style-name="P17"><text:span text:style-name="Emphasis">Error detection</text:span>: illegal codes <text:span text:style-name="Source_20_Text">(1,1)</text:span> are handled or trapped</text:p>
        </text:list-item>
      </text:list>
      <text:p text:style-name="Text_20_body">For software emulation, invariants are easier: ensure <text:span text:style-name="Source_20_Text">inV</text:span> is always complement, and enforce atomic write semantics using lane-atomic writes or memory fences.</text:p>
      <text:h text:style-name="Heading_20_2" text:outline-level="2">2.11 Dual-rail in software emulation</text:h>
      <text:p text:style-name="Text_20_body">When you implement dual-rail encoding in software (like your <text:span text:style-name="Source_20_Text">v</text:span> and <text:span text:style-name="Source_20_Text">inV</text:span> arrays), you:</text:p>
      <text:list text:style-name="L17">
        <text:list-item>
          <text:p text:style-name="P18">Keep both bitplanes in memory.</text:p>
        </text:list-item>
        <text:list-item>
          <text:p text:style-name="P18">Ensure invariants via <text:span text:style-name="Source_20_Text">normalize()</text:span> and checks (as you have).</text:p>
        </text:list-item>
        <text:list-item>
          <text:p text:style-name="P18">Use lane-atomic operations when multiple threads may update the same word (e.g., <text:span text:style-name="Source_20_Text">std::atomic&lt;uint64_t&gt;</text:span> or <text:span text:style-name="Source_20_Text">__atomic</text:span> builtins) to avoid readers seeing transient <text:span text:style-name="Source_20_Text">(1,1)</text:span> or <text:span text:style-name="Source_20_Text">(0,0)</text:span> states incorrectly.</text:p>
        </text:list-item>
      </text:list>
      <text:p text:style-name="Text_20_body">Software emulation allows experimenting with semantics cheaply, but it cannot achieve the intrinsic timing advantages of physical dual-rail circuits (you still have CPU and cache delays). However, it captures logical semantics and can test algorithms that exploit <text:span text:style-name="Source_20_Text">inV</text:span> for quick inversion checks and error detection.</text:p>
      <text:h text:style-name="Heading_20_2" text:outline-level="2">2.12 Example dual-rail combinational gate in software</text:h>
      <text:p text:style-name="Text_20_body">Suppose <text:span text:style-name="Source_20_Text">A</text:span> and <text:span text:style-name="Source_20_Text">B</text:span> are encoded as <text:span text:style-name="Source_20_Text">(A_t,A_f)</text:span> and <text:span text:style-name="Source_20_Text">(B_t,B_f)</text:span> packed into <text:span text:style-name="Source_20_Text">uint64</text:span> lanes. To implement dual-rail OR:</text:p>
      <text:p text:style-name="Preformatted_20_Text"><text:span text:style-name="Source_20_Text">Y_t = A_t | B_t;</text:span></text:p>
      <text:p text:style-name="P1"><text:span text:style-name="Source_20_Text">Y_f = A_f &amp; B_f; // because Y is false only when both inputs are false</text:span></text:p>
      <text:p text:style-name="Text_20_body">To ensure invariants: <text:span text:style-name="Source_20_Text">Y_f</text:span> should equal <text:span text:style-name="Source_20_Text">~Y_t</text:span> (if you want that invariant), but the above only matches when inputs were valid and invariant held. So you should compute <text:span text:style-name="Source_20_Text">Y_t</text:span> then set <text:span text:style-name="Source_20_Text">Y_f = ~Y_t</text:span> for consistency.</text:p>
      <text:h text:style-name="Heading_20_2" text:outline-level="2"><text:soft-page-break/>2.13 Atomicity &amp; concurrency issues</text:h>
      <text:p text:style-name="Text_20_body">Suppose multiple threads can update <text:span text:style-name="Source_20_Text">v</text:span> and <text:span text:style-name="Source_20_Text">inV</text:span>. If one thread writes <text:span text:style-name="Source_20_Text">v=1</text:span> (set bit), and another reads <text:span text:style-name="Source_20_Text">v</text:span> and <text:span text:style-name="Source_20_Text">inV</text:span>, they might observe inconsistent pairs unless writes are atomic with respect to reads.</text:p>
      <text:p text:style-name="Text_20_body">Ways to handle this in software:</text:p>
      <text:list text:style-name="L18">
        <text:list-item>
          <text:p text:style-name="P19"><text:span text:style-name="Strong_20_Emphasis">Use lane-level atomic writes</text:span>: pack rails so lane stores update both rails atomically (e.g., write 128-bit atomically if architecture supports it). Most CPUs cannot do 128-bit atomic stores directly; however some platforms provide 128-bit CAS or you can use locks.</text:p>
        </text:list-item>
        <text:list-item>
          <text:p text:style-name="P19"><text:span text:style-name="Strong_20_Emphasis">Write with sequence numbers</text:span>: maintain a separate small counter/version that toggles on write. Readers read <text:span text:style-name="Source_20_Text">(version, value, inverse, version)</text:span> pattern — only if versions match, data considered stable. This is like double-width read with memory barriers.</text:p>
        </text:list-item>
        <text:list-item>
          <text:p text:style-name="P19"><text:span text:style-name="Strong_20_Emphasis">Use memory fences</text:span>: ensure ordering with <text:span text:style-name="Source_20_Text">std::atomic_thread_fence</text:span> or <text:span text:style-name="Source_20_Text">__sync_synchronize</text:span>.</text:p>
        </text:list-item>
        <text:list-item>
          <text:p text:style-name="P19"><text:span text:style-name="Strong_20_Emphasis">Use coarse locks</text:span>: simplest but reduces parallelism.</text:p>
        </text:list-item>
      </text:list>
      <text:p text:style-name="Text_20_body">A practical software pattern is <text:span text:style-name="Emphasis">double-read</text:span> with versioning:</text:p>
      <text:list text:style-name="L19">
        <text:list-item>
          <text:p text:style-name="P20">Writer increments a version counter (odd) then writes <text:span text:style-name="Source_20_Text">value</text:span> and <text:span text:style-name="Source_20_Text">inV</text:span> and then increments version to even. Reader reads version before, reads <text:span text:style-name="Source_20_Text">value</text:span>/<text:span text:style-name="Source_20_Text">inV</text:span>, then reads version after; if versions equal and even, data consistent.</text:p>
        </text:list-item>
      </text:list>
      <text:p text:style-name="Text_20_body">This approach avoids per-bit atomicity by using lane/structure-level atomic counters.</text:p>
      <text:h text:style-name="Heading_20_2" text:outline-level="2">2.14 Security and side-channel considerations</text:h>
      <text:p text:style-name="Text_20_body">Dual-rail can be used to mitigate power side channels if implemented carefully in hardware by balancing switching. In software, you cannot get same benefits, but encoding and invariants can help detect tampering or unexpected writes.</text:p>
      <text:h text:style-name="Heading_20_2" text:outline-level="2">2.15 Use cases and examples</text:h>
      <text:list text:style-name="L20">
        <text:list-item>
          <text:p text:style-name="P21"><text:span text:style-name="Strong_20_Emphasis">Asynchronous pipelines</text:span>: handshake between stages using dual-rail tokens.</text:p>
        </text:list-item>
        <text:list-item>
          <text:p text:style-name="P21"><text:span text:style-name="Strong_20_Emphasis">Self-timed components</text:span>: controllers that work without clock by detecting token presence.</text:p>
        </text:list-item>
        <text:list-item>
          <text:p text:style-name="P21"><text:span text:style-name="Strong_20_Emphasis">Error detection</text:span>: dual-rail detects radiation upsets or shorts by spotting <text:span text:style-name="Source_20_Text">(1,1)</text:span>.</text:p>
        </text:list-item>
        <text:list-item>
          <text:p text:style-name="P21"><text:span text:style-name="Strong_20_Emphasis">In-memory reactive engines</text:span>: where value/inV parity helps fast toggles or checks inside large bitplanes.</text:p>
        </text:list-item>
      </text:list>
      <text:p text:style-name="Horizontal_20_Line"/>
      <text:h text:style-name="Heading_20_1" text:outline-level="1"><text:soft-page-break/>3 — In-memory reactive propagation — basics (2,000+ words—practical primer)</text:h>
      <text:p text:style-name="Text_20_body">This section explains the concept, models, algorithms, and how to implement software in-memory reactive propagation using state and relation bits, culminating in the heartbeat idea.</text:p>
      <text:h text:style-name="Heading_20_2" text:outline-level="2">3.1 What is "in-memory reactive propagation"?</text:h>
      <text:p text:style-name="Text_20_body"><text:span text:style-name="Strong_20_Emphasis">Definition (practical):</text:span> In-memory reactive propagation is a design pattern (and set of algorithms) where data stored in memory carries metadata (state/flags and relations) that allow local hardware or tightly-coupled software to detect changes and apply dependent updates <text:span text:style-name="Emphasis">without</text:span> central CPU orchestration for each dependency. The propagation is “reactive”: when some memory element changes, related elements are updated (or marked) according to rules, ideally locally and efficiently.</text:p>
      <text:p text:style-name="Text_20_body">In classical systems, a change triggers CPU code to scan dependencies and update targets. Reactive in-memory aims to reduce this by:</text:p>
      <text:list text:style-name="L21">
        <text:list-item>
          <text:p text:style-name="P22">Using <text:span text:style-name="Strong_20_Emphasis">state flags</text:span> that indicate changed/fresh bits, so expensive scans can target only deltas.</text:p>
        </text:list-item>
        <text:list-item>
          <text:p text:style-name="P22">Using <text:span text:style-name="Strong_20_Emphasis">relation tags</text:span> that allow identifying neighbors/targets cheaply (bitmask, tag indices).</text:p>
        </text:list-item>
        <text:list-item>
          <text:p text:style-name="P22">Using <text:span text:style-name="Strong_20_Emphasis">inV/value pairs</text:span> to quickly compute derived values or check integrity.</text:p>
        </text:list-item>
      </text:list>
      <text:p text:style-name="Text_20_body">You can implement this entirely in software (bitplanes, lane atomic ops, bitwise masks) or in hardware (PIM variants). The software approach is what you requested: no custom silicon.</text:p>
      <text:h text:style-name="Heading_20_2" text:outline-level="2">3.2 Why it's powerful</text:h>
      <text:list text:style-name="L22">
        <text:list-item>
          <text:p text:style-name="P23"><text:span text:style-name="Strong_20_Emphasis">Sparsity exploitation:</text:span> Many real updates are sparse — only a small fraction of bits change. Reacting only on changed bits can save huge CPU cost.</text:p>
        </text:list-item>
        <text:list-item>
          <text:p text:style-name="P23"><text:span text:style-name="Strong_20_Emphasis">Parallelism via bitplanes:</text:span> Bitwise vector operations apply to 64/128/256 bits in one CPU instruction (SIMD or scalar bit ops). This gives data-parallel propagation inside memory.</text:p>
        </text:list-item>
        <text:list-item>
          <text:p text:style-name="P23"><text:span text:style-name="Strong_20_Emphasis">Locality &amp; batching:</text:span> If relations are encoded compactly, you can apply updates in cache-resident streams, reducing memory traffic.</text:p>
        </text:list-item>
        <text:list-item>
          <text:p text:style-name="P23"><text:span text:style-name="Strong_20_Emphasis">Event-driven semantics:</text:span> Embedding state flags converts memory into an event queue: a bit set → pending work.</text:p>
        </text:list-item>
      </text:list>
      <text:h text:style-name="Heading_20_2" text:outline-level="2">3.3 Architectural primitives (software emulation)</text:h>
      <text:p text:style-name="Text_20_body">To implement reactive propagation in software, you need a small set of primitives (APIs):</text:p>
      <text:list text:style-name="L23">
        <text:list-item>
          <text:p text:style-name="P24"><text:span text:style-name="Strong_20_Emphasis">MarkChanged(addr, mask)</text:span>: set the <text:span text:style-name="Source_20_Text">state</text:span> bits for specified bit positions to indicate they are changed/fresh.</text:p>
        </text:list-item>
        <text:list-item>
          <text:p text:style-name="P24"><text:span text:style-name="Strong_20_Emphasis">FetchDeltas(maskRegion)</text:span>: return masks of changed bits in a region (popcount/ffs to iterate set bits).</text:p>
        </text:list-item>
        <text:list-item>
          <text:p text:style-name="P24"><text:soft-page-break/><text:span text:style-name="Strong_20_Emphasis">Propagate(maskSource, relationMap, op)</text:span>: apply operation <text:span text:style-name="Source_20_Text">op</text:span> to targets determined by <text:span text:style-name="Source_20_Text">relationMap</text:span> for the set bits in <text:span text:style-name="Source_20_Text">maskSource</text:span>. <text:span text:style-name="Source_20_Text">relationMap</text:span> may be a bitwise adjacency matrix or a per-bit tag.</text:p>
        </text:list-item>
        <text:list-item>
          <text:p text:style-name="P24"><text:span text:style-name="Strong_20_Emphasis">ClearState(mask)</text:span>: clear state bits after processing.</text:p>
        </text:list-item>
        <text:list-item>
          <text:p text:style-name="P24"><text:span text:style-name="Strong_20_Emphasis">AtomicUpdate(target, newValue)</text:span>: atomically update <text:span text:style-name="Source_20_Text">value</text:span> and <text:span text:style-name="Source_20_Text">inV</text:span> planes for a target.</text:p>
        </text:list-item>
        <text:list-item>
          <text:p text:style-name="P24"><text:span text:style-name="Strong_20_Emphasis">Subscribe(relTag, handler)</text:span>: high-level API so software can register handlers for relation tags.</text:p>
        </text:list-item>
      </text:list>
      <text:p text:style-name="Text_20_body">These primitives can be implemented on top of your <text:span text:style-name="Source_20_Text">RelBitArrayTest</text:span> representation using lane operations and atomic instructions.</text:p>
      <text:h text:style-name="Heading_20_2" text:outline-level="2">3.4 Data structures for relation encoding</text:h>
      <text:p text:style-name="Text_20_body">Key design: <text:span text:style-name="Strong_20_Emphasis">how to encode relations</text:span> so that given a set of source bits you can quickly find target bits.</text:p>
      <text:p text:style-name="Text_20_body">Options:</text:p>
      <text:list text:style-name="L24">
        <text:list-item>
          <text:p text:style-name="P25"><text:span text:style-name="Strong_20_Emphasis">Bitmask adjacency (bitmatrix):</text:span> For a graph with N nodes, store an NxN bitmatrix where row i encodes neighbors of node i. If sources are a bitvector S, targets = OR over rows corresponding to set bits in S. This is extremely fast with bitwise ops if N is moderate (&lt; number of lanes you're comfortable with). Complexity O(N / word_size) per OR per source unless you vectorize across lanes. You can speed up by precomputing transposed layouts for faster operations.</text:p>
        </text:list-item>
        <text:list-item>
          <text:p text:style-name="P25"><text:span text:style-name="Strong_20_Emphasis">Tag bitplanes:</text:span> For each relation type k, maintain a bitplane <text:span text:style-name="Source_20_Text">rel_k</text:span> marking all nodes that belong to relation k. Propagation restricted to relation k becomes <text:span text:style-name="Source_20_Text">targets = rel_k &amp; mask</text:span>. This is very fast.</text:p>
        </text:list-item>
        <text:list-item>
          <text:p text:style-name="P25"><text:span text:style-name="Strong_20_Emphasis">Sparse adjacency lists:</text:span> For large sparse graphs, adjacency lists (per source a small vector) make sense. Use state bits to queue changed nodes and traverse adjacency lists.</text:p>
        </text:list-item>
        <text:list-item>
          <text:p text:style-name="P25"><text:span text:style-name="Strong_20_Emphasis">Bloom/approximate maps:</text:span> compact approximate mapping from source→target.</text:p>
        </text:list-item>
        <text:list-item>
          <text:p text:style-name="P25"><text:span text:style-name="Strong_20_Emphasis">Index table:</text:span> maintain per-block indices that list words with relations for quick scanning.</text:p>
        </text:list-item>
      </text:list>
      <text:p text:style-name="Text_20_body">Which to choose depends on problem size and sparsity. Bitmatrix is excellent for medium N with heavy parallelism; sparse lists for huge sparse graphs.</text:p>
      <text:h text:style-name="Heading_20_2" text:outline-level="2">3.5 Propagation algorithms</text:h>
      <text:h text:style-name="Heading_20_3" text:outline-level="3">Algorithm pattern 1 — batch masked propagation (bitmatrix style)</text:h>
      <text:list text:style-name="L25">
        <text:list-item>
          <text:p text:style-name="P26">Inputs:</text:p>
          <text:list>
            <text:list-item>
              <text:p text:style-name="P26"><text:span text:style-name="Source_20_Text">S</text:span> = bitvector of changed source nodes (from <text:span text:style-name="Source_20_Text">state</text:span>).</text:p>
            </text:list-item>
            <text:list-item>
              <text:p text:style-name="P26"><text:span text:style-name="Source_20_Text">Adj</text:span> = adjacency rows stored in memory: for each node i, <text:span text:style-name="Source_20_Text">Adj[i]</text:span> is bitvector of its neighbors.</text:p>
            </text:list-item>
          </text:list>
        </text:list-item>
        <text:list-item>
          <text:p text:style-name="P26"><text:soft-page-break/>Operation:</text:p>
          <text:list>
            <text:list-item>
              <text:p text:style-name="P26"><text:span text:style-name="Source_20_Text">Targets = 0</text:span> bitvector</text:p>
            </text:list-item>
            <text:list-item>
              <text:p text:style-name="P26">For each set bit <text:span text:style-name="Source_20_Text">i</text:span> in <text:span text:style-name="Source_20_Text">S</text:span>:</text:p>
              <text:list>
                <text:list-item>
                  <text:p text:style-name="P26"><text:span text:style-name="Source_20_Text">Targets |= Adj[i]</text:span></text:p>
                </text:list-item>
              </text:list>
            </text:list-item>
            <text:list-item>
              <text:p text:style-name="P26">Then apply update to target set: e.g., <text:span text:style-name="Source_20_Text">value[target] += f(source_values)</text:span> or <text:span text:style-name="Source_20_Text">toggle bits</text:span> etc.</text:p>
            </text:list-item>
          </text:list>
        </text:list-item>
        <text:list-item>
          <text:p text:style-name="P26">Implementation:</text:p>
          <text:list>
            <text:list-item>
              <text:p text:style-name="P26">Use word-level loops. If <text:span text:style-name="Source_20_Text">S</text:span> is sparse, iterate set bits using <text:span text:style-name="Source_20_Text">__builtin_ctzll</text:span> or <text:span text:style-name="Source_20_Text">popcount</text:span> loops, and OR only the corresponding rows.</text:p>
            </text:list-item>
          </text:list>
        </text:list-item>
        <text:list-item>
          <text:p text:style-name="P26">Parallelization:</text:p>
          <text:list>
            <text:list-item>
              <text:p text:style-name="P26">Partition sources across threads; each accumulates a local <text:span text:style-name="Source_20_Text">Targets</text:span> bitplane; then combine.</text:p>
            </text:list-item>
          </text:list>
        </text:list-item>
      </text:list>
      <text:p text:style-name="Text_20_body"><text:span text:style-name="Strong_20_Emphasis">Advantages:</text:span> simple, exploits bit-parallel OR.</text:p>
      <text:p text:style-name="Text_20_body"><text:span text:style-name="Strong_20_Emphasis">Cost:</text:span> reading <text:span text:style-name="Source_20_Text">Adj</text:span> rows for each active source can be expensive if many sources are active.</text:p>
      <text:h text:style-name="Heading_20_3" text:outline-level="3">Algorithm pattern 2 — scatter/gather using vectorized operations (transpose trick)</text:h>
      <text:p text:style-name="Text_20_body">If you want targets dependent on many sources (dense propagation), compute <text:span text:style-name="Source_20_Text">Targets = transpose(Adj) &amp; S</text:span> style operations using matrix multiply bit operations with bitwise AND/ADD. For large matrices, block-multiply using word SIMD can be faster.</text:p>
      <text:h text:style-name="Heading_20_3" text:outline-level="3">Algorithm pattern 3 — producer/consumer queue via state bitplane</text:h>
      <text:list text:style-name="L26">
        <text:list-item>
          <text:p text:style-name="P27">Maintain <text:span text:style-name="Source_20_Text">state</text:span> as a queue mask <text:span text:style-name="Source_20_Text">Q</text:span> of nodes that need processing.</text:p>
        </text:list-item>
        <text:list-item>
          <text:p text:style-name="P27">While <text:span text:style-name="Source_20_Text">Q</text:span> nonzero:</text:p>
          <text:list>
            <text:list-item>
              <text:p text:style-name="P27">Pop one or more set bits (use <text:span text:style-name="Source_20_Text">ffs</text:span> to find least set).</text:p>
            </text:list-item>
            <text:list-item>
              <text:p text:style-name="P27">Process node: apply function over its neighbors (from adjacency list/bitmask).</text:p>
            </text:list-item>
            <text:list-item>
              <text:p text:style-name="P27">Clear <text:span text:style-name="Source_20_Text">state</text:span> for source processed.</text:p>
            </text:list-item>
            <text:list-item>
              <text:p text:style-name="P27">If neighbor updated, mark their <text:span text:style-name="Source_20_Text">state</text:span> bits to schedule them.</text:p>
            </text:list-item>
          </text:list>
        </text:list-item>
      </text:list>
      <text:p text:style-name="Text_20_body">This is event-driven BFS/propagation.</text:p>
      <text:h text:style-name="Heading_20_3" text:outline-level="3">Algorithm pattern 4 — time-bucketed heartbeat propagation</text:h>
      <text:list text:style-name="L27">
        <text:list-item>
          <text:p text:style-name="P28">Use a heartbeat epoch counter or toggling <text:span text:style-name="Source_20_Text">state</text:span> bit to indicate updates in epoch <text:span text:style-name="Source_20_Text">t</text:span>.</text:p>
        </text:list-item>
        <text:list-item>
          <text:p text:style-name="P28">For each epoch, sources with heartbeat set push updates to targets; next epoch the consumer flips heartbeat and processes newly set sources. This reduces reprocessing the same updates repeatedly.</text:p>
        </text:list-item>
      </text:list>
      <text:p text:style-name="Text_20_body">We'll later formalize heartbeat propagation with concrete pseudocode.</text:p>
      <text:h text:style-name="Heading_20_2" text:outline-level="2"><text:soft-page-break/>3.6 Using <text:span text:style-name="Source_20_Text">inV</text:span> (inverse) usefully in propagation</text:h>
      <text:p text:style-name="Text_20_body"><text:span text:style-name="Source_20_Text">inV</text:span> is valuable because it lets you:</text:p>
      <text:list text:style-name="L28">
        <text:list-item>
          <text:p text:style-name="P29"><text:span text:style-name="Strong_20_Emphasis">Quickly compute bitwise NOT</text:span> results without extra compute: if you need both <text:span text:style-name="Source_20_Text">v</text:span> and <text:span text:style-name="Source_20_Text">~v</text:span>, you have it available cheaply.</text:p>
        </text:list-item>
        <text:list-item>
          <text:p text:style-name="P29"><text:span text:style-name="Strong_20_Emphasis">Integrity checks:</text:span> ensure <text:span text:style-name="Source_20_Text">inV == ~v</text:span>; if not, something corrupted the data or partial write occurred.</text:p>
        </text:list-item>
        <text:list-item>
          <text:p text:style-name="P29"><text:span text:style-name="Strong_20_Emphasis">Simplify gate logic:</text:span> some propagation rules are expressed using complements (e.g., NOR, NAND). Precomputed <text:span text:style-name="Source_20_Text">inV</text:span> speeds these operations.</text:p>
        </text:list-item>
      </text:list>
      <text:p text:style-name="Text_20_body">But storing <text:span text:style-name="Source_20_Text">inV</text:span> doubles memory. If memory is tight, compute <text:span text:style-name="Source_20_Text">~v</text:span> lazily when needed.</text:p>
      <text:h text:style-name="Heading_20_2" text:outline-level="2">3.7 State &amp; relation semantics for reactive engines</text:h>
      <text:p text:style-name="Text_20_body">Choose simple semantics initially:</text:p>
      <text:list text:style-name="L29">
        <text:list-item>
          <text:p text:style-name="P30"><text:span text:style-name="Source_20_Text">state</text:span> bit = 1 means "dirty/updated/unprocessed". After an engine consumes it, it clears the bit.</text:p>
        </text:list-item>
        <text:list-item>
          <text:p text:style-name="P30"><text:span text:style-name="Source_20_Text">relation</text:span> bit = 1 means "member of relation R" or "targetable by some operator".</text:p>
        </text:list-item>
        <text:list-item>
          <text:p text:style-name="P30">For richer semantics, encode <text:span text:style-name="Source_20_Text">relation</text:span> as multiple bitplanes (relation0, relation1, …) or pack small tags into bytes and store external maps.</text:p>
        </text:list-item>
      </text:list>
      <text:h text:style-name="Heading_20_2" text:outline-level="2">3.8 Concurrency &amp; atomicity</text:h>
      <text:p text:style-name="Text_20_body">Key rules:</text:p>
      <text:list text:style-name="L30">
        <text:list-item>
          <text:p text:style-name="P31">Updates to <text:span text:style-name="Source_20_Text">value</text:span> and <text:span text:style-name="Source_20_Text">inV</text:span> should occur atomically at lane granularity: writer sets both in a critical section or using atomic operations. If you cannot write both atomically, use <text:span text:style-name="Strong_20_Emphasis">versioning</text:span>: writer increments <text:span text:style-name="Source_20_Text">version</text:span> (odd) → writes planes → increments <text:span text:style-name="Source_20_Text">version</text:span> (even). Readers recheck <text:span text:style-name="Source_20_Text">version</text:span> before and after.</text:p>
        </text:list-item>
        <text:list-item>
          <text:p text:style-name="P31">For <text:span text:style-name="Source_20_Text">state</text:span> bitplane used as queue, use <text:span text:style-name="Source_20_Text">atomic_fetch_or</text:span> to set bits and <text:span text:style-name="Source_20_Text">atomic_fetch_and</text:span> to clear bits safely.</text:p>
        </text:list-item>
        <text:list-item>
          <text:p text:style-name="P31">When multiple writers may update same targets, define resolution rules (e.g., last-writer-wins, or additive accumulation using atomic add).</text:p>
        </text:list-item>
      </text:list>
      <text:p text:style-name="Text_20_body">Example atomic lane operation in C++ (GCC):</text:p>
      <text:p text:style-name="Preformatted_20_Text"><text:span text:style-name="Source_20_Text">// set state bit mask on lane with atomic OR</text:span></text:p>
      <text:p text:style-name="P1"><text:span text:style-name="Source_20_Text">__atomic_fetch_or(&amp;relbit.st[laneIndex], mask, __ATOMIC_SEQ_CST);</text:span></text:p>
      <text:h text:style-name="Heading_20_2" text:outline-level="2">3.9 Example simple propagation loop — C++ pseudocode</text:h>
      <text:p text:style-name="Preformatted_20_Text"><text:span text:style-name="Source_20_Text">// Assume lanes are uint64_t arrays. state[] is atomic uint64_t.</text:span></text:p>
      <text:p text:style-name="Preformatted_20_Text"/>
      <text:p text:style-name="Preformatted_20_Text"><text:span text:style-name="Source_20_Text">void propagate_step(RelBitArray &amp;R, AdjMatrix &amp;Adj) {</text:span></text:p>
      <text:p text:style-name="Preformatted_20_Text"><text:span text:style-name="Source_20_Text"><text:s text:c="4"/>// collect lanes with any pending state bits</text:span></text:p>
      <text:p text:style-name="Preformatted_20_Text"><text:span text:style-name="Source_20_Text"><text:s text:c="4"/>for (size_t lane = 0; lane &lt; R.lanes; ++lane) {</text:span></text:p>
      <text:p text:style-name="Preformatted_20_Text"><text:soft-page-break/><text:span text:style-name="Source_20_Text"><text:s text:c="8"/>uint64_t pending = __atomic_load_n(&amp;R.st[lane], __ATOMIC_ACQUIRE);</text:span></text:p>
      <text:p text:style-name="Preformatted_20_Text"><text:span text:style-name="Source_20_Text"><text:s text:c="8"/>while (pending) {</text:span></text:p>
      <text:p text:style-name="Preformatted_20_Text"><text:span text:style-name="Source_20_Text"><text:s text:c="12"/>// isolate lowest set bit</text:span></text:p>
      <text:p text:style-name="Preformatted_20_Text"><text:span text:style-name="Source_20_Text"><text:s text:c="12"/>unsigned lsb = __builtin_ctzll(pending);</text:span></text:p>
      <text:p text:style-name="Preformatted_20_Text"><text:span text:style-name="Source_20_Text"><text:s text:c="12"/>uint64_t srcMask = (1ULL &lt;&lt; lsb);</text:span></text:p>
      <text:p text:style-name="Preformatted_20_Text"/>
      <text:p text:style-name="Preformatted_20_Text"><text:span text:style-name="Source_20_Text"><text:s text:c="12"/>// clear that bit atomically</text:span></text:p>
      <text:p text:style-name="Preformatted_20_Text"><text:span text:style-name="Source_20_Text"><text:s text:c="12"/>uint64_t cleared = __atomic_fetch_and(&amp;R.st[lane], ~srcMask, __ATOMIC_SEQ_CST);</text:span></text:p>
      <text:p text:style-name="Preformatted_20_Text"/>
      <text:p text:style-name="Preformatted_20_Text"><text:span text:style-name="Source_20_Text"><text:s text:c="12"/>// compute neighbor lanes via adjacency table</text:span></text:p>
      <text:p text:style-name="Preformatted_20_Text"><text:span text:style-name="Source_20_Text"><text:s text:c="12"/>BitVector neighbors = Adj.lookup(lane, lsb); // returns bitvector</text:span></text:p>
      <text:p text:style-name="Preformatted_20_Text"><text:span text:style-name="Source_20_Text"><text:s text:c="12"/>// apply updates: here we set target values to 1 if any neighbor active</text:span></text:p>
      <text:p text:style-name="Preformatted_20_Text"><text:span text:style-name="Source_20_Text"><text:s text:c="12"/>logical_update(neighbors, R);</text:span></text:p>
      <text:p text:style-name="Preformatted_20_Text"/>
      <text:p text:style-name="Preformatted_20_Text"><text:span text:style-name="Source_20_Text"><text:s text:c="12"/>// refresh pending for this lane</text:span></text:p>
      <text:p text:style-name="Preformatted_20_Text"><text:span text:style-name="Source_20_Text"><text:s text:c="12"/>pending = __atomic_load_n(&amp;R.st[lane], __ATOMIC_ACQUIRE);</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This is a simple serial per-lane event processing. You can optimize by processing multiple bits per iteration, using <text:span text:style-name="Source_20_Text">popcount</text:span> to produce a small list of active bits per lane, and then ORing adjacency rows for those bits.</text:p>
      <text:h text:style-name="Heading_20_2" text:outline-level="2">3.10 Performance considerations &amp; micro-optimizations</text:h>
      <text:list text:style-name="L31">
        <text:list-item>
          <text:p text:style-name="P32"><text:span text:style-name="Strong_20_Emphasis">Process many bits at once</text:span>: use <text:span text:style-name="Source_20_Text">popcount</text:span> and gather indices in batches; fetch adjacency rows contiguously to exploit caches.</text:p>
        </text:list-item>
        <text:list-item>
          <text:p text:style-name="P32"><text:span text:style-name="Strong_20_Emphasis">Precompute transpositions</text:span> of adjacency for faster gather/scatter as needed.</text:p>
        </text:list-item>
        <text:list-item>
          <text:p text:style-name="P32"><text:span text:style-name="Strong_20_Emphasis">Use bitset libraries or vectorized SIMD</text:span> (AVX2/AVX-512) when operating on large bitplanes.</text:p>
        </text:list-item>
        <text:list-item>
          <text:p text:style-name="P32"><text:span text:style-name="Strong_20_Emphasis">Use sparse indices</text:span> when adjacency is sparse — only read adjacency lists for set bits.</text:p>
        </text:list-item>
        <text:list-item>
          <text:p text:style-name="P32"><text:span text:style-name="Strong_20_Emphasis">Cache locality</text:span>: store adjacency for nodes likely to be active together in nearby memory.</text:p>
        </text:list-item>
        <text:list-item>
          <text:p text:style-name="P32"><text:span text:style-name="Strong_20_Emphasis">Tiered approach</text:span>: maintain a small fast queue for hot active nodes and a large bitplane for cold nodes.</text:p>
        </text:list-item>
      </text:list>
      <text:h text:style-name="Heading_20_2" text:outline-level="2">3.11 Use cases &amp; examples</text:h>
      <text:list text:style-name="L32">
        <text:list-item>
          <text:p text:style-name="P33"><text:span text:style-name="Strong_20_Emphasis">Graph BFS / frontier expansion</text:span>: mark current frontier in <text:span text:style-name="Source_20_Text">state</text:span>, use adjacency bitmatrix to compute next frontier quickly via ORs.</text:p>
        </text:list-item>
        <text:list-item>
          <text:p text:style-name="P33"><text:span text:style-name="Strong_20_Emphasis">Reactive configuration systems</text:span>: bits represent configuration entries; relation tags connect dependencies; state marks changed keys, whole dependency graph updated locally.</text:p>
        </text:list-item>
        <text:list-item>
          <text:p text:style-name="P33"><text:span text:style-name="Strong_20_Emphasis">AI weight updates</text:span>: in sparse updates, mark changed parameters with <text:span text:style-name="Source_20_Text">state</text:span> and propagate to dependents.</text:p>
        </text:list-item>
      </text:list>
      <text:h text:style-name="Heading_20_2" text:outline-level="2"><text:soft-page-break/>3.12 Correctness &amp; liveness</text:h>
      <text:p text:style-name="Text_20_body">Ensure:</text:p>
      <text:list text:style-name="L33">
        <text:list-item>
          <text:p text:style-name="P34"><text:span text:style-name="Strong_20_Emphasis">No starvation</text:span>: design scheduler to eventually process all <text:span text:style-name="Source_20_Text">state</text:span> bits.</text:p>
        </text:list-item>
        <text:list-item>
          <text:p text:style-name="P34"><text:span text:style-name="Strong_20_Emphasis">Idempotence</text:span>: make propagation ops idempotent or stash new changes to avoid oscillation loops.</text:p>
        </text:list-item>
        <text:list-item>
          <text:p text:style-name="P34"><text:span text:style-name="Strong_20_Emphasis">Cycle handling</text:span>: in graphs with cycles, use version/heartbeat or monotonic counters to prevent infinite toggles.</text:p>
        </text:list-item>
      </text:list>
      <text:h text:style-name="Heading_20_2" text:outline-level="2">3.13 Example: BFS using bitplanes (high-level)</text:h>
      <text:list text:style-name="L34">
        <text:list-item>
          <text:p text:style-name="P35"><text:span text:style-name="Source_20_Text">frontier</text:span> bitplane holds current set.</text:p>
        </text:list-item>
        <text:list-item>
          <text:p text:style-name="P35"><text:span text:style-name="Source_20_Text">next_frontier = 0</text:span></text:p>
        </text:list-item>
        <text:list-item>
          <text:p text:style-name="P35">For each set bit in <text:span text:style-name="Source_20_Text">frontier</text:span>, <text:span text:style-name="Source_20_Text">next_frontier |= adjacency[row]</text:span></text:p>
        </text:list-item>
        <text:list-item>
          <text:p text:style-name="P35"><text:span text:style-name="Source_20_Text">next_frontier &amp;= ~visited</text:span> (don't revisit)</text:p>
        </text:list-item>
        <text:list-item>
          <text:p text:style-name="P35"><text:span text:style-name="Source_20_Text">visited |= next_frontier</text:span></text:p>
        </text:list-item>
        <text:list-item>
          <text:p text:style-name="P35"><text:span text:style-name="Source_20_Text">frontier = next_frontier</text:span></text:p>
        </text:list-item>
      </text:list>
      <text:p text:style-name="Text_20_body">All ops are bitwise operations across lanes.</text:p>
      <text:h text:style-name="Heading_20_2" text:outline-level="2">3.14 Combining <text:span text:style-name="Source_20_Text">value</text:span>, <text:span text:style-name="Source_20_Text">inV</text:span>, <text:span text:style-name="Source_20_Text">state</text:span>, <text:span text:style-name="Source_20_Text">relation</text:span></text:h>
      <text:list text:style-name="L35">
        <text:list-item>
          <text:p text:style-name="P36"><text:span text:style-name="Source_20_Text">value</text:span> holds the real data bits (e.g., activation value, occupancy).</text:p>
        </text:list-item>
        <text:list-item>
          <text:p text:style-name="P36"><text:span text:style-name="Source_20_Text">inV</text:span> provides quick complement and integrity checks.</text:p>
        </text:list-item>
        <text:list-item>
          <text:p text:style-name="P36"><text:span text:style-name="Source_20_Text">state</text:span> toggles on update (heartbeat or dirty).</text:p>
        </text:list-item>
        <text:list-item>
          <text:p text:style-name="P36"><text:span text:style-name="Source_20_Text">relation</text:span> points to neighbor membership or tag.</text:p>
        </text:list-item>
      </text:list>
      <text:p text:style-name="Text_20_body">Propagation pattern:</text:p>
      <text:list text:style-name="L36">
        <text:list-item>
          <text:p text:style-name="P37">When <text:span text:style-name="Source_20_Text">value</text:span> changes at source S:</text:p>
          <text:list>
            <text:list-item>
              <text:p text:style-name="P37">Atomically update <text:span text:style-name="Source_20_Text">value[S]</text:span> and <text:span text:style-name="Source_20_Text">inV[S]</text:span>.</text:p>
            </text:list-item>
            <text:list-item>
              <text:p text:style-name="P37">Atomically set <text:span text:style-name="Source_20_Text">state[S]</text:span> (heartbeat toggled or set to 1).</text:p>
            </text:list-item>
          </text:list>
        </text:list-item>
        <text:list-item>
          <text:p text:style-name="P37">Processing engine reads all <text:span text:style-name="Source_20_Text">state</text:span> bits set:</text:p>
          <text:list>
            <text:list-item>
              <text:p text:style-name="P37">For each set <text:span text:style-name="Source_20_Text">S</text:span>, compute <text:span text:style-name="Source_20_Text">targets = relation_map(S)</text:span> (via bitmatrix or tag).</text:p>
            </text:list-item>
            <text:list-item>
              <text:p text:style-name="P37">Perform <text:span text:style-name="Source_20_Text">value[T] = op(value[T], value[S])</text:span> or <text:span text:style-name="Source_20_Text">set state[T]</text:span> as needed.</text:p>
            </text:list-item>
            <text:list-item>
              <text:p text:style-name="P37">Clear <text:span text:style-name="Source_20_Text">state[S]</text:span> (or move heartbeat).</text:p>
            </text:list-item>
          </text:list>
        </text:list-item>
        <text:list-item>
          <text:p text:style-name="P37">Repeat until no state bits remain.</text:p>
        </text:list-item>
      </text:list>
      <text:p text:style-name="Text_20_body"><text:soft-page-break/>This is the kernel of heartbeat in-memory propagation.</text:p>
      <text:p text:style-name="Horizontal_20_Line"/>
      <text:h text:style-name="Heading_20_1" text:outline-level="1">4 — Heartbeat In-Memory Reactive Propagation — design &amp; implementation recipe</text:h>
      <text:p text:style-name="Text_20_body">Now we combine the earlier concepts into a concrete theoretical design and practical implementation strategy — the <text:span text:style-name="Emphasis">heartbeat</text:span> pattern — useful for reactive memory engines and amenable to software emulation on ESP32, RP2040 and Linux.</text:p>
      <text:h text:style-name="Heading_20_2" text:outline-level="2">4.1 Motivation for heartbeat model</text:h>
      <text:p text:style-name="Text_20_body">A heartbeat toggling strategy avoids expensive per-update queues and explicit acknowledgements. Instead of clearing a bit after processing, you flip a heartbeat bit with an epoch number. Consumers process items whose heartbeat value equals a target epoch.</text:p>
      <text:p text:style-name="Text_20_body">Benefits:</text:p>
      <text:list text:style-name="L37">
        <text:list-item>
          <text:p text:style-name="P38">Avoids races from partial writes (use versioning or toggles).</text:p>
        </text:list-item>
        <text:list-item>
          <text:p text:style-name="P38">Enables <text:span text:style-name="Emphasis">epoch-based batch processing</text:span>: all changes in epoch <text:span text:style-name="Source_20_Text">t</text:span> are processed together.</text:p>
        </text:list-item>
        <text:list-item>
          <text:p text:style-name="P38">Reduces duplicate processing: mark processed epoch.</text:p>
        </text:list-item>
      </text:list>
      <text:h text:style-name="Heading_20_2" text:outline-level="2">4.2 Data layout</text:h>
      <text:p text:style-name="Text_20_body">For each logical element (node/word/bit) store:</text:p>
      <text:list text:style-name="L38">
        <text:list-item>
          <text:p text:style-name="P39"><text:span text:style-name="Source_20_Text">value</text:span> (bitplane or word)</text:p>
        </text:list-item>
        <text:list-item>
          <text:p text:style-name="P39"><text:span text:style-name="Source_20_Text">inV</text:span> (inverse)</text:p>
        </text:list-item>
        <text:list-item>
          <text:p text:style-name="P39"><text:span text:style-name="Source_20_Text">hb</text:span> (heartbeat bit or small epoch number)</text:p>
        </text:list-item>
        <text:list-item>
          <text:p text:style-name="P39"><text:span text:style-name="Source_20_Text">rel</text:span> (relation tag bitplane or small tag)</text:p>
        </text:list-item>
      </text:list>
      <text:p text:style-name="Text_20_body">For lane packing, use arrays:</text:p>
      <text:p text:style-name="Preformatted_20_Text"><text:span text:style-name="Source_20_Text">std::vector&lt;lane_t&gt; value;</text:span></text:p>
      <text:p text:style-name="Preformatted_20_Text"><text:span text:style-name="Source_20_Text">std::vector&lt;lane_t&gt; inv;</text:span></text:p>
      <text:p text:style-name="Preformatted_20_Text"><text:span text:style-name="Source_20_Text">std::vector&lt;lane_t&gt; hb; <text:s text:c="2"/>// heartbeat toggles or multi-bit epoch</text:span></text:p>
      <text:p text:style-name="P1"><text:span text:style-name="Source_20_Text">std::vector&lt;lane_t&gt; rel; <text:s/>// relation masks (maybe many bitplanes)</text:span></text:p>
      <text:p text:style-name="Text_20_body">If you need multi-epoch counters, use bytes or 8-bit counters per element in side arrays.</text:p>
      <text:h text:style-name="Heading_20_2" text:outline-level="2">4.3 Heartbeat mechanics (simple toggling)</text:h>
      <text:list text:style-name="L39">
        <text:list-item>
          <text:p text:style-name="P40">Each update flips the heartbeat bit of the source:</text:p>
        </text:list-item>
      </text:list>
      <text:p text:style-name="Text_20_body">Writer (atomic per lane):</text:p>
      <text:list text:style-name="L40">
        <text:list-item>
          <text:p text:style-name="P41"><text:soft-page-break/>Write <text:span text:style-name="Source_20_Text">value[S]</text:span></text:p>
        </text:list-item>
        <text:list-item>
          <text:p text:style-name="P41">Write <text:span text:style-name="Source_20_Text">inV[S] = ~value[S]</text:span></text:p>
        </text:list-item>
        <text:list-item>
          <text:p text:style-name="P41">Toggle <text:span text:style-name="Source_20_Text">hb[S] = hb[S] ^ 1</text:span></text:p>
        </text:list-item>
      </text:list>
      <text:p text:style-name="Text_20_body">Processing engine:</text:p>
      <text:list text:style-name="L41">
        <text:list-item>
          <text:p text:style-name="P42">Has <text:span text:style-name="Source_20_Text">processingEpoch</text:span> either 0 or 1 (or tracks last seen heartbeat per element)</text:p>
        </text:list-item>
        <text:list-item>
          <text:p text:style-name="P42">Scans <text:span text:style-name="Source_20_Text">hb</text:span> to find elements with <text:span text:style-name="Source_20_Text">hb != lastSeen[S]</text:span> — these are newly changed.</text:p>
        </text:list-item>
        <text:list-item>
          <text:p text:style-name="P42">After processing S, set <text:span text:style-name="Source_20_Text">lastSeen[S] = hb[S]</text:span>.</text:p>
        </text:list-item>
      </text:list>
      <text:p text:style-name="Text_20_body">This is like double-buffering per element but with one bit.</text:p>
      <text:p text:style-name="Text_20_body">If you prefer multiple in-flight waves, store 2-bit counters to represent multiple epochs.</text:p>
      <text:h text:style-name="Heading_20_2" text:outline-level="2">4.4 Heartbeat with relation propagation — algorithm</text:h>
      <text:p text:style-name="Text_20_body">High level (bulk variant):</text:p>
      <text:list text:style-name="L42">
        <text:list-item>
          <text:p text:style-name="P43">Writer updates many sources, toggling <text:span text:style-name="Source_20_Text">hb</text:span> for each changed source.</text:p>
        </text:list-item>
        <text:list-item>
          <text:p text:style-name="P43">Propagator scans <text:span text:style-name="Source_20_Text">hb</text:span> bitplanes to find changed lanes:</text:p>
          <text:list>
            <text:list-item>
              <text:p text:style-name="P43">For each lane <text:span text:style-name="Source_20_Text">L</text:span>, compute <text:span text:style-name="Source_20_Text">changedMask = hb[L] ^ lastSeen[L]</text:span> (XOR).</text:p>
            </text:list-item>
            <text:list-item>
              <text:p text:style-name="P43">For each set bit in <text:span text:style-name="Source_20_Text">changedMask</text:span>, compute <text:span text:style-name="Source_20_Text">targets |= Adj[row]</text:span>.</text:p>
            </text:list-item>
          </text:list>
        </text:list-item>
        <text:list-item>
          <text:p text:style-name="P43">After scanning all lanes, <text:span text:style-name="Source_20_Text">targets</text:span> is union of all neighbor nodes needing update.</text:p>
        </text:list-item>
        <text:list-item>
          <text:p text:style-name="P43">Apply update operator to <text:span text:style-name="Source_20_Text">targets</text:span> (e.g., set value, OR masks, accumulate).</text:p>
        </text:list-item>
        <text:list-item>
          <text:p text:style-name="P43">Set <text:span text:style-name="Source_20_Text">lastSeen</text:span> for processed sources to current <text:span text:style-name="Source_20_Text">hb</text:span> (to avoid reprocessing).</text:p>
        </text:list-item>
        <text:list-item>
          <text:p text:style-name="P43">Optionally, set <text:span text:style-name="Source_20_Text">hb</text:span> for targets to mark them for next propagation wave.</text:p>
        </text:list-item>
      </text:list>
      <text:p text:style-name="Text_20_body">This is batched and uses bitwise OR of Adj rows — highly parallel.</text:p>
      <text:h text:style-name="Heading_20_2" text:outline-level="2">4.5 Atomic update pattern (writer side)</text:h>
      <text:p text:style-name="Text_20_body">Writers must ensure <text:span text:style-name="Source_20_Text">value</text:span> and <text:span text:style-name="Source_20_Text">inV</text:span> and <text:span text:style-name="Source_20_Text">hb</text:span> are updated in a way readers see consistent states. Use versioning to avoid transient inconsistent reads.</text:p>
      <text:p text:style-name="Text_20_body">Versioning pattern per lane:</text:p>
      <text:list text:style-name="L43">
        <text:list-item>
          <text:p text:style-name="P44">For lane <text:span text:style-name="Source_20_Text">L</text:span>, maintain a <text:span text:style-name="Source_20_Text">version[L]</text:span> integer (atomic).</text:p>
        </text:list-item>
        <text:list-item>
          <text:p text:style-name="P44">Writer:</text:p>
          <text:list>
            <text:list-item>
              <text:p text:style-name="P44"><text:span text:style-name="Source_20_Text">version[L]</text:span>++ (make it odd).</text:p>
            </text:list-item>
            <text:list-item>
              <text:p text:style-name="P44">Write <text:span text:style-name="Source_20_Text">value[L]</text:span> and <text:span text:style-name="Source_20_Text">inV[L]</text:span>.</text:p>
            </text:list-item>
            <text:list-item>
              <text:p text:style-name="P44">Toggle <text:span text:style-name="Source_20_Text">hb[L]</text:span>.</text:p>
            </text:list-item>
            <text:list-item>
              <text:p text:style-name="P44"><text:span text:style-name="Source_20_Text">version[L]</text:span>++ (make it even).</text:p>
            </text:list-item>
          </text:list>
        </text:list-item>
        <text:list-item>
          <text:p text:style-name="P44"><text:soft-page-break/>Reader:</text:p>
          <text:list>
            <text:list-item>
              <text:p text:style-name="P44">Read <text:span text:style-name="Source_20_Text">version1 = version[L]</text:span></text:p>
            </text:list-item>
            <text:list-item>
              <text:p text:style-name="P44">If <text:span text:style-name="Source_20_Text">version1</text:span> odd → retry</text:p>
            </text:list-item>
            <text:list-item>
              <text:p text:style-name="P44">Read <text:span text:style-name="Source_20_Text">value</text:span> and <text:span text:style-name="Source_20_Text">inV</text:span> and <text:span text:style-name="Source_20_Text">hb</text:span></text:p>
            </text:list-item>
            <text:list-item>
              <text:p text:style-name="P44">Read <text:span text:style-name="Source_20_Text">version2 = version[L]</text:span></text:p>
            </text:list-item>
            <text:list-item>
              <text:p text:style-name="P44">If <text:span text:style-name="Source_20_Text">version1 != version2</text:span> → retry</text:p>
            </text:list-item>
          </text:list>
        </text:list-item>
      </text:list>
      <text:p text:style-name="Text_20_body">This ensures atomic snapshot semantics at lane granularity and avoids seeing partially updated planes.</text:p>
      <text:p text:style-name="Text_20_body">If per-lane versioning is too heavy, you can use a global epoch for small systems, but that may reduce concurrency.</text:p>
      <text:h text:style-name="Heading_20_2" text:outline-level="2">4.6 Avoiding busy scanning — event index</text:h>
      <text:p text:style-name="Text_20_body">Instead of scanning all lanes, maintain a small <text:span text:style-name="Strong_20_Emphasis">event index</text:span>:</text:p>
      <text:list text:style-name="L44">
        <text:list-item>
          <text:p text:style-name="P45">When writer toggles <text:span text:style-name="Source_20_Text">hb</text:span>, it <text:span text:style-name="Source_20_Text">atomic_fetch_or</text:span> the lane index into a small producer ring buffer (bounded) or sets a <text:span text:style-name="Source_20_Text">pending</text:span> bit in a separate <text:span text:style-name="Emphasis">pending</text:span> bitmap (coarser granularity).</text:p>
        </text:list-item>
        <text:list-item>
          <text:p text:style-name="P45">The processing engine reads the event index to iterate only modified lanes. The pending bitmap can be a higher-level coarsening (1 bit per block of lanes).</text:p>
        </text:list-item>
      </text:list>
      <text:h text:style-name="Heading_20_2" text:outline-level="2">4.7 Handling cycles and repeated propagation</text:h>
      <text:p text:style-name="Text_20_body">Propagation in graphs with cycles can cause oscillation:</text:p>
      <text:list text:style-name="L45">
        <text:list-item>
          <text:p text:style-name="P46">Use <text:span text:style-name="Strong_20_Emphasis">monotonic updates</text:span> where possible (visited bits, take maximum).</text:p>
        </text:list-item>
        <text:list-item>
          <text:p text:style-name="P46">Use <text:span text:style-name="Strong_20_Emphasis">epoch windows</text:span>: only permits propagation for limited hops per epoch.</text:p>
        </text:list-item>
        <text:list-item>
          <text:p text:style-name="P46">Use <text:span text:style-name="Strong_20_Emphasis">damping</text:span> rules (update only when change exceeds threshold).</text:p>
        </text:list-item>
      </text:list>
      <text:h text:style-name="Heading_20_2" text:outline-level="2">4.8 Example code — heartbeat propagation skeleton</text:h>
      <text:p text:style-name="Preformatted_20_Text"><text:span text:style-name="Source_20_Text">// simplified types</text:span></text:p>
      <text:p text:style-name="Preformatted_20_Text"><text:span text:style-name="Source_20_Text">using lane_t = uint64_t;</text:span></text:p>
      <text:p text:style-name="Preformatted_20_Text"/>
      <text:p text:style-name="Preformatted_20_Text"><text:span text:style-name="Source_20_Text">struct MemPlanes {</text:span></text:p>
      <text:p text:style-name="Preformatted_20_Text"><text:span text:style-name="Source_20_Text"><text:s text:c="2"/>std::vector&lt;lane_t&gt; v, inv, hb, lastSeen, rel;</text:span></text:p>
      <text:p text:style-name="Preformatted_20_Text"><text:span text:style-name="Source_20_Text"><text:s text:c="2"/>std::vector&lt;lane_t&gt; version; // optional per-lane version</text:span></text:p>
      <text:p text:style-name="Preformatted_20_Text"><text:span text:style-name="Source_20_Text">};</text:span></text:p>
      <text:p text:style-name="Preformatted_20_Text"/>
      <text:p text:style-name="Preformatted_20_Text"><text:span text:style-name="Source_20_Text">void writer_update(MemPlanes &amp;M, size_t lane, lane_t mask, lane_t newval) {</text:span></text:p>
      <text:p text:style-name="Preformatted_20_Text"><text:span text:style-name="Source_20_Text"><text:s text:c="2"/>// versioning pattern simplified for single-lane writes</text:span></text:p>
      <text:p text:style-name="Preformatted_20_Text"><text:span text:style-name="Source_20_Text"><text:s text:c="2"/>__atomic_fetch_add(&amp;M.version[lane], 1, __ATOMIC_SEQ_CST); // odd</text:span></text:p>
      <text:p text:style-name="Preformatted_20_Text"><text:span text:style-name="Source_20_Text"><text:s text:c="2"/>M.v[lane] = (M.v[lane] &amp; ~mask) | (newval &amp; mask);</text:span></text:p>
      <text:p text:style-name="Preformatted_20_Text"><text:span text:style-name="Source_20_Text"><text:s text:c="2"/>M.inv[lane] = ~M.v[lane];</text:span></text:p>
      <text:p text:style-name="Preformatted_20_Text"><text:span text:style-name="Source_20_Text"><text:s text:c="2"/>M.hb[lane] ^= mask; // toggle heartbeat bits under mask</text:span></text:p>
      <text:p text:style-name="Preformatted_20_Text"><text:span text:style-name="Source_20_Text"><text:s text:c="2"/>__atomic_fetch_add(&amp;M.version[lane], 1, __ATOMIC_SEQ_CST); // even</text:span></text:p>
      <text:p text:style-name="Preformatted_20_Text"><text:span text:style-name="Source_20_Text"><text:s text:c="2"/>// optionally mark pending index</text:span></text:p>
      <text:p text:style-name="Preformatted_20_Text"><text:span text:style-name="Source_20_Text">}</text:span></text:p>
      <text:p text:style-name="Preformatted_20_Text"/>
      <text:p text:style-name="Preformatted_20_Text"><text:soft-page-break/><text:span text:style-name="Source_20_Text">void propagate(MemPlanes &amp;M, const AdjIndex &amp;adj, std::vector&lt;lane_t&gt; &amp;targetsOut) {</text:span></text:p>
      <text:p text:style-name="Preformatted_20_Text"><text:span text:style-name="Source_20_Text"><text:s text:c="2"/>// scan lanes or use pending index</text:span></text:p>
      <text:p text:style-name="Preformatted_20_Text"><text:span text:style-name="Source_20_Text"><text:s text:c="2"/>for (size_t lane = 0; lane &lt; M.v.size(); ++lane) {</text:span></text:p>
      <text:p text:style-name="Preformatted_20_Text"><text:span text:style-name="Source_20_Text"><text:s text:c="4"/>lane_t changed = M.hb[lane] ^ M.lastSeen[lane];</text:span></text:p>
      <text:p text:style-name="Preformatted_20_Text"><text:span text:style-name="Source_20_Text"><text:s text:c="4"/>if (!changed) continue;</text:span></text:p>
      <text:p text:style-name="Preformatted_20_Text"><text:span text:style-name="Source_20_Text"><text:s text:c="4"/>// iterate bits in `changed`</text:span></text:p>
      <text:p text:style-name="Preformatted_20_Text"><text:span text:style-name="Source_20_Text"><text:s text:c="4"/>lane_t p = changed;</text:span></text:p>
      <text:p text:style-name="Preformatted_20_Text"><text:span text:style-name="Source_20_Text"><text:s text:c="4"/>while (p) {</text:span></text:p>
      <text:p text:style-name="Preformatted_20_Text"><text:span text:style-name="Source_20_Text"><text:s text:c="6"/>int bit = __builtin_ctzll(p);</text:span></text:p>
      <text:p text:style-name="Preformatted_20_Text"><text:span text:style-name="Source_20_Text"><text:s text:c="6"/>p &amp;= p - 1;</text:span></text:p>
      <text:p text:style-name="Preformatted_20_Text"><text:span text:style-name="Source_20_Text"><text:s text:c="6"/>size_t node = lane*64 + bit;</text:span></text:p>
      <text:p text:style-name="Preformatted_20_Text"><text:span text:style-name="Source_20_Text"><text:s text:c="6"/>// accumulate adjacency</text:span></text:p>
      <text:p text:style-name="Preformatted_20_Text"><text:span text:style-name="Source_20_Text"><text:s text:c="6"/>const BitVector &amp;nbrs = adj.row(node);</text:span></text:p>
      <text:p text:style-name="Preformatted_20_Text"><text:span text:style-name="Source_20_Text"><text:s text:c="6"/>OR_into_targets(targetsOut, nbrs);</text:span></text:p>
      <text:p text:style-name="Preformatted_20_Text"><text:span text:style-name="Source_20_Text"><text:s text:c="4"/>}</text:span></text:p>
      <text:p text:style-name="Preformatted_20_Text"><text:span text:style-name="Source_20_Text"><text:s text:c="4"/>// mark lastSeen</text:span></text:p>
      <text:p text:style-name="Preformatted_20_Text"><text:span text:style-name="Source_20_Text"><text:s text:c="4"/>M.lastSeen[lane] = M.hb[lane];</text:span></text:p>
      <text:p text:style-name="Preformatted_20_Text"><text:span text:style-name="Source_20_Text"><text:s text:c="2"/>}</text:span></text:p>
      <text:p text:style-name="Preformatted_20_Text"><text:span text:style-name="Source_20_Text"><text:s text:c="2"/>// apply targetsOut updates</text:span></text:p>
      <text:p text:style-name="Preformatted_20_Text"><text:span text:style-name="Source_20_Text"><text:s text:c="2"/>apply_updates(M, targetsOut);</text:span></text:p>
      <text:p text:style-name="P1"><text:span text:style-name="Source_20_Text">}</text:span></text:p>
      <text:p text:style-name="Text_20_body">This is a skeleton; production code must be optimized for cache locality and atomicity.</text:p>
      <text:h text:style-name="Heading_20_2" text:outline-level="2">4.9 Extension: multi-bit heartbeat (epoch numbers)</text:h>
      <text:p text:style-name="Text_20_body">If toggling is insufficient (you need to track multiple consecutive waves without losing info), store a small epoch number per element (e.g., 8-bit). Writers write epoch value <text:span text:style-name="Source_20_Text">E</text:span> for updated elements; processor checks for <text:span text:style-name="Source_20_Text">lastSeen != epoch</text:span> to process. Use versioning as before to ensure atomic writes.</text:p>
      <text:h text:style-name="Heading_20_2" text:outline-level="2">4.10 Fault tolerance and correctness</text:h>
      <text:list text:style-name="L46">
        <text:list-item>
          <text:p text:style-name="P47"><text:span text:style-name="Strong_20_Emphasis">Corruption checks:</text:span> use <text:span text:style-name="Source_20_Text">inV</text:span> invariant checks to detect partial writes (if <text:span text:style-name="Source_20_Text">inV != ~v</text:span> then suspicious).</text:p>
        </text:list-item>
        <text:list-item>
          <text:p text:style-name="P47"><text:span text:style-name="Strong_20_Emphasis">Rollback/compensation:</text:span> keep small transaction logs when multi-element updates must be atomic.</text:p>
        </text:list-item>
        <text:list-item>
          <text:p text:style-name="P47"><text:span text:style-name="Strong_20_Emphasis">Idempotent operations:</text:span> design updates so repeated application is safe.</text:p>
        </text:list-item>
      </text:list>
      <text:h text:style-name="Heading_20_2" text:outline-level="2">4.11 Practicalities for microcontrollers</text:h>
      <text:list text:style-name="L47">
        <text:list-item>
          <text:p text:style-name="P48">Memory is limited. Use compressed adjacency (sparse lists) or smaller lane sizes (use <text:span text:style-name="Source_20_Text">uint32_t</text:span>) to fit tables.</text:p>
        </text:list-item>
        <text:list-item>
          <text:p text:style-name="P48">Use direct peripheral DMA if moving large bitplanes.</text:p>
        </text:list-item>
        <text:list-item>
          <text:p text:style-name="P48">Use FreeRTOS tasks: one high-priority task can be the propagator that wakes on an event (pending bitmap or interrupt from writer).</text:p>
        </text:list-item>
        <text:list-item>
          <text:p text:style-name="P48">Use hardware interrupts to push events to the propagator when possible.</text:p>
        </text:list-item>
      </text:list>
      <text:h text:style-name="Heading_20_2" text:outline-level="2"><text:soft-page-break/>4.12 Example real use case: reactive sensor fusion (edge device)</text:h>
      <text:list text:style-name="L48">
        <text:list-item>
          <text:p text:style-name="P49">Sensors update their readings in <text:span text:style-name="Source_20_Text">value</text:span> planes; writers set <text:span text:style-name="Source_20_Text">hb</text:span>.</text:p>
        </text:list-item>
        <text:list-item>
          <text:p text:style-name="P49">Relation tags encode which fusion units depend on which sensors.</text:p>
        </text:list-item>
        <text:list-item>
          <text:p text:style-name="P49">Propagator computes fused values only when relevant sensors change using bitmatrix relations.</text:p>
        </text:list-item>
        <text:list-item>
          <text:p text:style-name="P49">System achieves low-latency updates without polling all sensors every cycle.</text:p>
        </text:list-item>
      </text:list>
      <text:p text:style-name="Horizontal_20_Line"/>
      <text:h text:style-name="Heading_20_1" text:outline-level="1">5 — How to combine Dual-Rail (value/inV) with heartbeat reactive propagation (theoretical idea)</text:h>
      <text:p text:style-name="Text_20_body">Now we merge dual-rail invariants (<text:span text:style-name="Source_20_Text">value</text:span> + <text:span text:style-name="Source_20_Text">inV</text:span>) with heartbeat/reactive propagation and relation tags into a single theoretical substrate I’ll call <text:span text:style-name="Strong_20_Emphasis">HB-Dual</text:span> (Heartbeat Dual-rail Reactive Memory).</text:p>
      <text:h text:style-name="Heading_20_2" text:outline-level="2">5.1 HB-Dual primitives</text:h>
      <text:p text:style-name="Text_20_body">Each logical element stores:</text:p>
      <text:list text:style-name="L49">
        <text:list-item>
          <text:p text:style-name="P50"><text:span text:style-name="Source_20_Text">value</text:span> (data)</text:p>
        </text:list-item>
        <text:list-item>
          <text:p text:style-name="P50"><text:span text:style-name="Source_20_Text">inV</text:span> (complement or dual rail)</text:p>
        </text:list-item>
        <text:list-item>
          <text:p text:style-name="P50"><text:span text:style-name="Source_20_Text">hb</text:span> (heartbeat/epoch)</text:p>
        </text:list-item>
        <text:list-item>
          <text:p text:style-name="P50"><text:span text:style-name="Source_20_Text">rel</text:span> (relation tags)</text:p>
        </text:list-item>
      </text:list>
      <text:p text:style-name="Text_20_body"><text:span text:style-name="Strong_20_Emphasis">Invariant:</text:span> <text:span text:style-name="Source_20_Text">inV == ~value</text:span> (or otherwise consistent).</text:p>
      <text:p text:style-name="Text_20_body"><text:span text:style-name="Strong_20_Emphasis">Atomic update contract</text:span>: writer ensures <text:span text:style-name="Source_20_Text">value</text:span>, <text:span text:style-name="Source_20_Text">inV</text:span>, and <text:span text:style-name="Source_20_Text">hb</text:span> are updated in a consistent transaction (versioned or atomic). Readers follow versioning checks.</text:p>
      <text:h text:style-name="Heading_20_2" text:outline-level="2">5.2 Reactive rule language</text:h>
      <text:p text:style-name="Text_20_body">Define simple reactive rules of the form:</text:p>
      <text:p text:style-name="Preformatted_20_Text"><text:span text:style-name="Source_20_Text">ON hb[node] toggled:</text:span></text:p>
      <text:p text:style-name="Preformatted_20_Text"><text:span text:style-name="Source_20_Text"><text:s text:c="3"/>targets = get_relation_targets(node)</text:span></text:p>
      <text:p text:style-name="Preformatted_20_Text"><text:span text:style-name="Source_20_Text"><text:s text:c="3"/>for t in targets:</text:span></text:p>
      <text:p text:style-name="Preformatted_20_Text"><text:span text:style-name="Source_20_Text"><text:s text:c="7"/>value[t] = f(value[t], value[node]) <text:s text:c="2"/>// or set state, mark hb</text:span></text:p>
      <text:p text:style-name="P1"><text:span text:style-name="Source_20_Text"><text:s text:c="7"/>hb[t] ^= 1 <text:s/>// toggle to schedule next phase</text:span></text:p>
      <text:p text:style-name="Text_20_body">Where <text:span text:style-name="Source_20_Text">f</text:span> is application-specific (sum, max, boolean OR, threshold compare, etc.).</text:p>
      <text:p text:style-name="Text_20_body">Rules can be augmented with guard predicates expressed in <text:span text:style-name="Source_20_Text">rel</text:span> or using <text:span text:style-name="Source_20_Text">inV</text:span>:</text:p>
      <text:list text:style-name="L50">
        <text:list-item>
          <text:p text:style-name="P51"><text:soft-page-break/>Example guard: only propagate when <text:span text:style-name="Source_20_Text">value[node] == 1</text:span>, implemented by checking <text:span text:style-name="Source_20_Text">value</text:span> (or <text:span text:style-name="Source_20_Text">inV</text:span> to detect <text:span text:style-name="Source_20_Text">0</text:span> fast).</text:p>
        </text:list-item>
        <text:list-item>
          <text:p text:style-name="P51">Example conditional: propagate to targets where <text:span text:style-name="Source_20_Text">rel[target] &amp; Rmask != 0</text:span>.</text:p>
        </text:list-item>
      </text:list>
      <text:h text:style-name="Heading_20_2" text:outline-level="2">5.3 Heartbeat semantics for correctness</text:h>
      <text:list text:style-name="L51">
        <text:list-item>
          <text:p text:style-name="P52">Each update to source toggles its <text:span text:style-name="Source_20_Text">hb</text:span>.</text:p>
        </text:list-item>
        <text:list-item>
          <text:p text:style-name="P52">Propagator processes sources where <text:span text:style-name="Source_20_Text">hb != lastSeen</text:span>.</text:p>
        </text:list-item>
        <text:list-item>
          <text:p text:style-name="P52">After processing, <text:span text:style-name="Source_20_Text">lastSeen = hb</text:span>.</text:p>
        </text:list-item>
      </text:list>
      <text:p text:style-name="Text_20_body">This ensures each source’s update is processed once per writer toggle, and prevents processing the same change twice (unless writer toggles again). For cycles, you may need to track propagation depth to avoid infinite toggling.</text:p>
      <text:h text:style-name="Heading_20_2" text:outline-level="2">5.4 Example small system: event-driven Boolean network</text:h>
      <text:p text:style-name="Text_20_body">Nodes hold boolean values. Rule: when node changes to <text:span text:style-name="Source_20_Text">1</text:span>, set neighbors to <text:span text:style-name="Source_20_Text">1</text:span> (OR propagation).</text:p>
      <text:p text:style-name="Text_20_body">Using HB-Dual:</text:p>
      <text:list text:style-name="L52">
        <text:list-item>
          <text:p text:style-name="P53">Writer sets <text:span text:style-name="Source_20_Text">value[node]=1</text:span>, <text:span text:style-name="Source_20_Text">inV[node]=0</text:span>, <text:span text:style-name="Source_20_Text">hb[node]^=1</text:span>.</text:p>
        </text:list-item>
        <text:list-item>
          <text:p text:style-name="P53">Propagator sees <text:span text:style-name="Source_20_Text">hb[node]</text:span> toggled, gathers <text:span text:style-name="Source_20_Text">targets = Adj[node]</text:span>, then:</text:p>
        </text:list-item>
      </text:list>
      <text:p text:style-name="Preformatted_20_Text"><text:span text:style-name="Source_20_Text">for each t in targets:</text:span></text:p>
      <text:p text:style-name="Preformatted_20_Text"><text:span text:style-name="Source_20_Text"><text:s text:c="3"/>old = value[t]</text:span></text:p>
      <text:p text:style-name="Preformatted_20_Text"><text:span text:style-name="Source_20_Text"><text:s text:c="3"/>new = old | value[node]</text:span></text:p>
      <text:p text:style-name="Preformatted_20_Text"><text:span text:style-name="Source_20_Text"><text:s text:c="3"/>if new != old:</text:span></text:p>
      <text:p text:style-name="Preformatted_20_Text"><text:span text:style-name="Source_20_Text"><text:s text:c="8"/>value[t] = new</text:span></text:p>
      <text:p text:style-name="Preformatted_20_Text"><text:span text:style-name="Source_20_Text"><text:s text:c="8"/>inV[t] = ~new</text:span></text:p>
      <text:p text:style-name="P1"><text:span text:style-name="Source_20_Text"><text:s text:c="8"/>hb[t] ^= 1 <text:s/>// schedule t for propagation</text:span></text:p>
      <text:p text:style-name="Text_20_body">This is exactly event propagation in hardware but done in software bitplanes.</text:p>
      <text:h text:style-name="Heading_20_2" text:outline-level="2">5.5 Application: asynchronous cellular automata</text:h>
      <text:p text:style-name="Text_20_body">Implement cellular automaton updates where only cells whose neighbors changed in last epoch are processed. HB-Dual reduces work by focusing on changed cells while ensuring that value and complement invariants let you compute rule conditions quickly.</text:p>
      <text:p text:style-name="Horizontal_20_Line"/>
      <text:h text:style-name="Heading_20_1" text:outline-level="1">6 — Practical experiments &amp; labs (what to implement first)</text:h>
      <text:list text:style-name="L53">
        <text:list-item>
          <text:p text:style-name="P54"><text:span text:style-name="Strong_20_Emphasis">Single-lane heartbeat engine (Linux)</text:span></text:p>
          <text:list>
            <text:list-item>
              <text:p text:style-name="P54">Implement <text:span text:style-name="Source_20_Text">RelBitArrayTest</text:span> with <text:span text:style-name="Source_20_Text">value</text:span>, <text:span text:style-name="Source_20_Text">inV</text:span>, <text:span text:style-name="Source_20_Text">hb</text:span>, <text:span text:style-name="Source_20_Text">lastSeen</text:span>, <text:span text:style-name="Source_20_Text">rel</text:span>.</text:p>
            </text:list-item>
            <text:list-item>
              <text:p text:style-name="P54">Build adjacency matrix for small graph (e.g., 1k nodes).</text:p>
            </text:list-item>
            <text:list-item>
              <text:p text:style-name="P54"><text:soft-page-break/>Implement writer threads toggling <text:span text:style-name="Source_20_Text">hb</text:span> on random nodes.</text:p>
            </text:list-item>
            <text:list-item>
              <text:p text:style-name="P54">Implement propagator thread that processes <text:span text:style-name="Source_20_Text">hb</text:span> changes and updates neighbors.</text:p>
            </text:list-item>
            <text:list-item>
              <text:p text:style-name="P54">Measure CPU cycles vs naive scanning.</text:p>
            </text:list-item>
          </text:list>
        </text:list-item>
        <text:list-item>
          <text:p text:style-name="P54"><text:span text:style-name="Strong_20_Emphasis">Atomicity test</text:span></text:p>
          <text:list>
            <text:list-item>
              <text:p text:style-name="P54">Implement writer that updates value and inV without versioning and another thread reading invariants — observe inconsistent pairs.</text:p>
            </text:list-item>
            <text:list-item>
              <text:p text:style-name="P54">Then implement versioning and show invariants hold.</text:p>
            </text:list-item>
          </text:list>
        </text:list-item>
        <text:list-item>
          <text:p text:style-name="P54"><text:span text:style-name="Strong_20_Emphasis">Edge device test (ESP32)</text:span></text:p>
          <text:list>
            <text:list-item>
              <text:p text:style-name="P54">Cross-compile smaller engine (e.g., 256 nodes) and deploy to ESP32.</text:p>
            </text:list-item>
            <text:list-item>
              <text:p text:style-name="P54">Use sensor input to toggle nodes and propagate to actuators (LEDs, etc.).</text:p>
            </text:list-item>
          </text:list>
        </text:list-item>
        <text:list-item>
          <text:p text:style-name="P54"><text:span text:style-name="Strong_20_Emphasis">Optimization: bitmatrix OR accumulation</text:span></text:p>
          <text:list>
            <text:list-item>
              <text:p text:style-name="P54">Benchmark OR accumulation of adjacency rows for many source nodes vs iterative processing.</text:p>
            </text:list-item>
          </text:list>
        </text:list-item>
        <text:list-item>
          <text:p text:style-name="P54"><text:span text:style-name="Strong_20_Emphasis">Resilience tests</text:span></text:p>
          <text:list>
            <text:list-item>
              <text:p text:style-name="P54">Introduce random bit flips in memory and detect via inV mismatch.</text:p>
            </text:list-item>
          </text:list>
        </text:list-item>
      </text:list>
      <text:p text:style-name="Horizontal_20_Line"/>
      <text:h text:style-name="Heading_20_1" text:outline-level="1">7 — Reading list &amp; learning resources (practical)</text:h>
      <text:p text:style-name="Text_20_body">Below are high-value topics and resources to study — search engines and academic repositories will find many results for these canonical terms. I list topics and what to look for:</text:p>
      <text:h text:style-name="Heading_20_3" text:outline-level="3">Core digital/async theory</text:h>
      <text:list text:style-name="L54">
        <text:list-item>
          <text:p text:style-name="P55"><text:span text:style-name="Strong_20_Emphasis">Asynchronous Circuits &amp; Self-timed Design</text:span> — terms: Muller C-element, QDI circuits, four-phase handshake.</text:p>
        </text:list-item>
        <text:list-item>
          <text:p text:style-name="P55"><text:span text:style-name="Strong_20_Emphasis">Dual-rail encoding</text:span> — search for "dual rail logic", "two-rail logic", "return to zero encoding".</text:p>
        </text:list-item>
        <text:list-item>
          <text:p text:style-name="P55"><text:span text:style-name="Strong_20_Emphasis">"Principles of asynchronous circuit design"</text:span> (papers/tutorials in VLSI and asynchronous design courses).</text:p>
        </text:list-item>
      </text:list>
      <text:h text:style-name="Heading_20_3" text:outline-level="3">Hardware/software memory &amp; PIM</text:h>
      <text:list text:style-name="L55">
        <text:list-item>
          <text:p text:style-name="P56"><text:span text:style-name="Strong_20_Emphasis">Compute-in-Memory / Processing-in-Memory</text:span> — surveys, NeuRRAM, RRAM/PCM crossbar computing papers (look up "Neuromorphic crossbar compute-in-memory").</text:p>
        </text:list-item>
        <text:list-item>
          <text:p text:style-name="P56"><text:span text:style-name="Strong_20_Emphasis">Memory tagging &amp; CHERI</text:span> — CHERI architecture papers (Cambridge/ARM).</text:p>
        </text:list-item>
        <text:list-item>
          <text:p text:style-name="P56"><text:soft-page-break/><text:span text:style-name="Strong_20_Emphasis">SRAM/DRAM cell basics</text:span> — CMOS SRAM design (textbooks like <text:span text:style-name="Emphasis">CMOS VLSI Design</text:span> by Weste &amp; Harris).</text:p>
        </text:list-item>
      </text:list>
      <text:h text:style-name="Heading_20_3" text:outline-level="3">Software &amp; systems</text:h>
      <text:list text:style-name="L56">
        <text:list-item>
          <text:p text:style-name="P57"><text:span text:style-name="Strong_20_Emphasis">Bitset algorithms</text:span> — "Hacker’s Delight" (bit tricks), literature on CPU bit operations.</text:p>
        </text:list-item>
        <text:list-item>
          <text:p text:style-name="P57"><text:span text:style-name="Strong_20_Emphasis">LLVM backend development</text:span> — “LLVM docs codegen backend” tutorials.</text:p>
        </text:list-item>
        <text:list-item>
          <text:p text:style-name="P57"><text:span text:style-name="Strong_20_Emphasis">gem5 &amp; QEMU</text:span> — adding ISA or simulation targets.</text:p>
        </text:list-item>
        <text:list-item>
          <text:p text:style-name="P57"><text:span text:style-name="Strong_20_Emphasis">TinyML</text:span> — TensorFlow Lite Micro resources for microcontroller deployment.</text:p>
        </text:list-item>
      </text:list>
      <text:h text:style-name="Heading_20_3" text:outline-level="3">Concurrency &amp; correctness</text:h>
      <text:list text:style-name="L57">
        <text:list-item>
          <text:p text:style-name="P58"><text:span text:style-name="Strong_20_Emphasis">Lock-free programming</text:span>, <text:span text:style-name="Strong_20_Emphasis">atomic operations</text:span>, <text:span text:style-name="Strong_20_Emphasis">C++ memory model</text:span>.</text:p>
        </text:list-item>
        <text:list-item>
          <text:p text:style-name="P58"><text:span text:style-name="Strong_20_Emphasis">Versioned snapshot techniques</text:span> — atomic snapshot algorithms, double-checked reads.</text:p>
        </text:list-item>
      </text:list>
      <text:h text:style-name="Heading_20_3" text:outline-level="3">Graph &amp; bitmap processing</text:h>
      <text:list text:style-name="L58">
        <text:list-item>
          <text:p text:style-name="P59"><text:span text:style-name="Strong_20_Emphasis">Bitset graph algorithms</text:span>, <text:span text:style-name="Strong_20_Emphasis">bitmap indices in DBs</text:span>, <text:span text:style-name="Strong_20_Emphasis">compressed bitsets (Roaring bitmaps)</text:span>.</text:p>
        </text:list-item>
      </text:list>
      <text:p text:style-name="Horizontal_20_Line"/>
      <text:h text:style-name="Heading_20_1" text:outline-level="1">8 — Concrete next steps I can produce for you immediately</text:h>
      <text:p text:style-name="Text_20_body">I can produce any of the following right now — pick one or more and I’ll deliver in the next reply:</text:p>
      <text:list text:style-name="L59">
        <text:list-item>
          <text:p text:style-name="P60">A <text:span text:style-name="Strong_20_Emphasis">fully working C++ reference implementation</text:span> of HB-Dual (thread-safe), with <text:span text:style-name="Source_20_Text">RelBitArray</text:span> and heartbeat propagator, unit tests, microbenchmarks, and <text:span text:style-name="Source_20_Text">CMake</text:span> project ready to compile on Linux and cross-compile for ESP32.</text:p>
        </text:list-item>
        <text:list-item>
          <text:p text:style-name="P60">A <text:span text:style-name="Strong_20_Emphasis">step-by-step lab workbook</text:span> (10+ exercises) taking you from basic bitplane ops to a full heartbeat reactive engine, with expected outputs and performance measurement steps.</text:p>
        </text:list-item>
        <text:list-item>
          <text:p text:style-name="P60">A <text:span text:style-name="Strong_20_Emphasis">detailed bibliography</text:span> of papers, with summaries and what to read first (I can fetch precise citations and links if you want — I’d use a web search).</text:p>
        </text:list-item>
        <text:list-item>
          <text:p text:style-name="P60">A <text:span text:style-name="Strong_20_Emphasis">Verilog/SystemVerilog skeleton</text:span> showing how one would implement the dual-rail cell + C-element + heartbeat register in hardware (handy for FPGA prototyping).</text:p>
        </text:list-item>
      </text:list>
      <text:p text:style-name="Text_20_body">Tell me which you'd like and I’ll generate it immediately (no background work — I’ll produce it in the next message).</text:p>
      <text:p text:style-name="Horizontal_20_Line"/>
      <text:h text:style-name="Heading_20_1" text:outline-level="1">9 — Closing / encouragement</text:h>
      <text:p text:style-name="Text_20_body">You’re on an excellent path — the combination of <text:span text:style-name="Strong_20_Emphasis">value/inV duality</text:span>, <text:span text:style-name="Strong_20_Emphasis">state/heartbeat</text:span>, and <text:span text:style-name="Strong_20_Emphasis">relation tags</text:span> is a powerful substrate for reactive, event-driven computing that can be prototyped entirely in software. It’s practical, research-worthy, and can scale from microcontrollers to servers.</text:p>
      <text:p text:style-name="Text_20_body"><text:soft-page-break/>If you want, I’ll now start with <text:span text:style-name="Strong_20_Emphasis">(A)</text:span> the full C++ reference implementation (thread-safe HB-Dual engine) and a <text:span text:style-name="Source_20_Text">main</text:span> demonstrating an event propagation benchmark, or <text:span text:style-name="Strong_20_Emphasis">(B)</text:span> produce a long bibliography with direct links and paper summaries. Which do you want first? (Or — I can produce both; say “both” and I’ll produce the implementation now and the bibliography next in the same repl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7T02:30:37.047667555</meta:creation-date>
    <dc:date>2025-11-27T02:32:42.983482974</dc:date>
    <meta:editing-duration>PT2M7S</meta:editing-duration>
    <meta:editing-cycles>1</meta:editing-cycles>
    <meta:document-statistic meta:table-count="0" meta:image-count="0" meta:object-count="0" meta:page-count="22" meta:paragraph-count="476" meta:word-count="6117" meta:character-count="40173" meta:non-whitespace-character-count="34384"/>
    <meta:generator>LibreOffice/24.2.7.2$Linux_X86_64 LibreOffice_project/420$Build-2</meta:generator>
  </office:meta>
</office:document-meta>
</file>